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134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wrap-option="no-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name-asian="Microsoft YaHei" style:font-size-asian="10pt" style:font-name-complex="Mangal" style:font-size-complex="10pt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140">
      <style:table-cell-properties fo:background-color="#eeeeee"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4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erif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140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42" style:family="table-cell" style:parent-style-name="Default" style:data-style-name="N140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0.06pt solid #00000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#eeeeee" style:text-align-source="fix" style:repeat-content="false" fo:wrap-option="no-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eeeeee" style:text-align-source="fix" style:repeat-content="false" fo:wrap-option="no-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none" fo:background-color="#eeeee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gr1" style:family="graphic">
      <style:graphic-properties draw:stroke="solid" svg:stroke-width="0in" svg:stroke-color="#000000" draw:marker-start="Arrow" draw:marker-start-width="0.0787in" draw:marker-start-center="false" draw:marker-end="Arrow" draw:marker-end-width="0.0787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 draw:show-unit="true"/>
    </style:style>
    <style:style style:name="gr2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0000" draw:textarea-horizontal-align="justify" draw:textarea-vertical-align="middle" draw:auto-grow-height="false" fo:min-height="2.0819in" fo:min-width="1.52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" style:family="graphic">
      <style:graphic-properties draw:stroke="solid" svg:stroke-width="0in" svg:stroke-color="#000000" draw:marker-start="Arrow" draw:marker-start-width="0.0787in" draw:marker-start-center="false" draw:marker-end="Arrow" draw:marker-end-width="0.0787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 draw:line-distance="0.3169in" draw:show-unit="true"/>
    </style:style>
    <style:style style:name="gr4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269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185in" fo:min-width="1.0307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185in" fo:min-width="1.031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" style:family="graphic">
      <style:graphic-properties draw:stroke="solid" svg:stroke-width="0in" svg:stroke-color="#000000" draw:marker-start="Arrow" draw:marker-start-width="0.0787in" draw:marker-start-center="false" draw:marker-end="Arrow" draw:marker-end-width="0.0787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7in" draw:shadow-offset-y="0.0787in" draw:shadow-color="#808080" draw:line-distance="0.3106in" draw:show-unit="true"/>
    </style:style>
    <style:style style:name="gr8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199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0000" draw:textarea-horizontal-align="justify" draw:textarea-vertical-align="middle" draw:auto-grow-height="false" fo:min-height="2.1724in" fo:min-width="1.127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185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945in" fo:min-width="0.748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941in" fo:min-width="0.7492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180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945in" fo:min-width="3.586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7945in" fo:min-width="1.6949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5449in" fo:min-width="2.993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5449in" fo:min-width="1.39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94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5854in" fo:min-width="2.8469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5854in" fo:min-width="1.324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84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3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7291in" fo:min-width="3.059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4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7291in" fo:min-width="1.431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5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898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6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1.4575in" fo:min-width="3.059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7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1.4575in" fo:min-width="1.431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8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79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9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b2b2b2" draw:textarea-horizontal-align="justify" draw:textarea-vertical-align="middle" draw:auto-grow-height="false" fo:min-height="2.1575in" fo:min-width="3.0594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0" style:family="graphic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1c1c1c" draw:textarea-horizontal-align="justify" draw:textarea-vertical-align="middle" draw:auto-grow-height="false" fo:min-height="2.1575in" fo:min-width="1.431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1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4043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2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4016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3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justify" fo:min-height="0.3886in" fo:padding-top="0.0492in" fo:padding-bottom="0.0492in" fo:padding-left="0.0984in" fo:padding-right="0.0984in" draw:shadow="hidden" draw:shadow-offset-x="0.0787in" draw:shadow-offset-y="0.0787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30pt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30pt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RCL_0603M_0201I&quot;;&quot;RCL_1005M_0402I&quot;;&quot;RCL_1608M_0603I&quot;;&quot;RCL_2012M_0805I&quot;;&quot;RCL_2550M_1020I&quot;;&quot;RCL_3216M_1206I&quot;;&quot;RCL_3225M_1210I&quot;;&quot;RCL_4532M_1812I&quot;;&quot;RCL_5025M_2010I&quot;;&quot;RCL_5750M_2220I&quot;;&quot;RCL_6332M_2512I&quot;)" table:allow-empty-cell="true" table:display-list="unsorted" table:base-cell-address="'Calculator UI'.A2">
          <table:error-message table:message-type="stop" table:display="true"/>
        </table:content-validation>
      </table:content-validations>
      <table:table table:name="Calculator UI" table:style-name="ta1">
        <table:shapes>
          <draw:g draw:z-index="0">
            <draw:measure draw:style-name="gr1" draw:text-style-name="P1" svg:x1="6.7949in" svg:y1="5.098in" svg:x2="8.1902in" svg:y2="5.098in">
              <text:p text:style-name="P1"><text:span text:style-name="T1">G</text:span></text:p>
            </draw:measure>
            <draw:custom-shape draw:style-name="gr2" draw:text-style-name="P2" svg:width="1.3024in" svg:height="2.0925in" svg:x="5.4925in" svg:y="5.1472in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svg:width="1.3024in" svg:height="2.0925in" svg:x="8.1902in" svg:y="5.1472in">
              <text:p/>
              <draw:enhanced-geometry svg:viewBox="0 0 21600 21600" draw:type="rectangle" draw:enhanced-path="M 0 0 L 21600 0 21600 21600 0 21600 0 0 Z N"/>
            </draw:custom-shape>
            <draw:measure draw:style-name="gr3" draw:text-style-name="P1" svg:x1="5.4925in" svg:y1="4.8386in" svg:x2="9.4925in" svg:y2="4.8386in">
              <text:p text:style-name="P1"><text:span text:style-name="T1">Z</text:span></text:p>
            </draw:measure>
            <draw:frame draw:style-name="gr4" draw:text-style-name="P4" svg:width="3.7213in" svg:height="0.3677in" svg:x="5.6319in" svg:y="4.0575in">
              <draw:text-box>
                <text:p text:style-name="P3"><text:span text:style-name="T2">Land Pattern Calculation</text:span></text:p>
              </draw:text-box>
            </draw:frame>
            <draw:measure draw:style-name="gr1" draw:text-style-name="P1" svg:x1="6.8472in" svg:y1="5.1472in" svg:x2="6.8472in" svg:y2="7.2398in">
              <text:p text:style-name="P1"><text:span text:style-name="T1">Y</text:span></text:p>
            </draw:measure>
            <draw:custom-shape draw:style-name="gr5" draw:text-style-name="P2" svg:width="0.9299in" svg:height="1.7437in" svg:x="5.6787in" svg:y="5.322in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svg:width="0.9303in" svg:height="1.7437in" svg:x="8.3764in" svg:y="5.322in">
              <text:p/>
              <draw:enhanced-geometry svg:viewBox="0 0 21600 21600" draw:type="rectangle" draw:enhanced-path="M 0 0 L 21600 0 21600 21600 0 21600 0 0 Z N"/>
            </draw:custom-shape>
            <draw:measure draw:style-name="gr1" draw:text-style-name="P1" svg:x1="6.7953in" svg:y1="7.2429in" svg:x2="5.4929in" svg:y2="7.2429in">
              <text:p text:style-name="P1"><text:span text:style-name="T1">X</text:span></text:p>
            </draw:measure>
            <draw:measure draw:style-name="gr3" draw:text-style-name="P1" svg:x1="8.8417in" svg:y1="7.5472in" svg:x2="6.1441in" svg:y2="7.5472in">
              <text:p text:style-name="P1"><text:span text:style-name="T1">O</text:span></text:p>
            </draw:measure>
          </draw:g>
          <draw:g draw:z-index="1">
            <draw:measure draw:style-name="gr1" draw:text-style-name="P1" svg:x1="6.7815in" svg:y1="3.3563in" svg:x2="5.8937in" svg:y2="3.3563in">
              <text:p text:style-name="P1"><text:span text:style-name="T1">T</text:span></text:p>
            </draw:measure>
            <draw:measure draw:style-name="gr1" draw:text-style-name="P1" svg:x1="6.7815in" svg:y1="1.8217in" svg:x2="8.5591in" svg:y2="1.8217in">
              <text:p text:style-name="P1"><text:span text:style-name="T1">S</text:span></text:p>
            </draw:measure>
            <draw:custom-shape draw:style-name="gr6" draw:text-style-name="P2" svg:width="0.8878in" svg:height="1.5299in" svg:x="5.8937in" svg:y="1.8217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svg:width="0.8886in" svg:height="1.5299in" svg:x="8.5591in" svg:y="1.8165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7" draw:text-style-name="P1" svg:x1="5.8937in" svg:y1="1.5114in" svg:x2="9.448in" svg:y2="1.5114in">
              <text:p text:style-name="P1"><text:span text:style-name="T1">L</text:span></text:p>
            </draw:measure>
            <draw:frame draw:style-name="gr8" draw:text-style-name="P4" svg:width="3.5535in" svg:height="0.2976in" svg:x="5.9378in" svg:y="0.7504in">
              <draw:text-box>
                <text:p text:style-name="P3"><text:span text:style-name="T2">Component Calculation</text:span></text:p>
              </draw:text-box>
            </draw:frame>
            <draw:measure draw:style-name="gr1" draw:text-style-name="P1" svg:x1="5.8874in" svg:y1="3.3516in" svg:x2="5.8874in" svg:y2="1.8228in">
              <text:p text:style-name="P1"><text:span text:style-name="T1">W</text:span></text:p>
            </draw:measure>
          </draw:g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Component Data</text:p>
          </table:table-cell>
          <table:table-cell table:number-columns-repeated="2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2" table:content-validation-name="val1" office:value-type="string" calcext:value-type="string">
            <text:p>RCL_1608M_0603I</text:p>
          </table:table-cell>
          <table:table-cell table:number-columns-repeated="2"/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8"/>
          <table:table-cell/>
          <table:table-cell table:style-name="ce19" table:number-columns-repeated="3"/>
          <table:table-cell table:style-name="ce36"/>
          <table:table-cell table:style-name="ce38" table:number-columns-repeated="2"/>
          <table:table-cell table:style-name="ce36"/>
          <table:table-cell table:style-name="ce1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* Note these calculations are made following both the IPC-7531a and IPC-7351b and reference documentation (with minor changes to fit my purposes)</text:p>
          </table:table-cell>
          <table:table-cell table:style-name="ce18"/>
          <table:table-cell/>
          <table:table-cell table:style-name="ce19" table:number-columns-repeated="3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CALCULATIONS</text:p>
          </table:table-cell>
          <table:table-cell table:style-name="ce19" table:number-columns-repeated="5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Component Calculation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39"/>
          <table:table-cell table:style-name="ce19" table:number-columns-repeated="2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</text:p>
          </table:table-cell>
          <table:table-cell table:style-name="ce21" table:formula="of:=INDIRECT(['Calculator UI'.A2]&amp;&quot;.E3&quot;)-2*INDIRECT(['Calculator UI'.A2]&amp;&quot;.F5&quot;)" office:value-type="float" office:value="0.5" calcext:value-type="float">
            <text:p>0.5</text:p>
          </table:table-cell>
          <table:table-cell table:style-name="ce21" table:formula="of:=INDIRECT(['Calculator UI'.A2]&amp;&quot;.F3&quot;)-2*INDIRECT(['Calculator UI'.A2]&amp;&quot;.E5&quot;)" office:value-type="float" office:value="1.3" calcext:value-type="float">
            <text:p>1.3</text:p>
          </table:table-cell>
          <table:table-cell table:style-name="ce30"/>
          <table:table-cell table:style-name="ce19" table:number-columns-repeated="2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_realistic</text:p>
          </table:table-cell>
          <table:table-cell table:style-name="ce22" table:formula="of:=[.B7]+[.B12]/2" office:value-type="float" office:value="0.665479212008829" calcext:value-type="float">
            <text:p>0.66548</text:p>
          </table:table-cell>
          <table:table-cell table:style-name="ce22" table:formula="of:=[.C7]-[.B12]/2" office:value-type="float" office:value="1.13452078799117" calcext:value-type="float">
            <text:p>1.13452</text:p>
          </table:table-cell>
          <table:table-cell table:style-name="ce30"/>
          <table:table-cell table:style-name="ce19" table:number-columns-repeated="2"/>
          <table:table-cell table:style-name="ce38"/>
          <table:table-cell table:style-name="ce36" table:number-columns-repeated="2"/>
          <table:table-cell table:style-name="ce38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7"/>
          <table:table-cell table:style-name="ce21" table:number-columns-repeated="2"/>
          <table:table-cell table:style-name="ce3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_tol</text:p>
          </table:table-cell>
          <table:table-cell table:style-name="ce21" table:formula="of:=[.C7]-[.B7]" office:value-type="float" office:value="0.8" calcext:value-type="float">
            <text:p>0.8</text:p>
          </table:table-cell>
          <table:table-cell table:style-name="ce21"/>
          <table:table-cell table:style-name="ce3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_tol(RMS)</text:p>
          </table:table-cell>
          <table:table-cell table:style-name="ce22" table:formula="of:=SQRT((INDIRECT([.A2]&amp;&quot;.D3&quot;))^2 + 2*(INDIRECT([.A2]&amp;&quot;.D5&quot;))^2)" office:value-type="float" office:value="0.469041575982343" calcext:value-type="float">
            <text:p>0.46904</text:p>
          </table:table-cell>
          <table:table-cell table:style-name="ce21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_tol_diff</text:p>
          </table:table-cell>
          <table:table-cell table:style-name="ce22" table:formula="of:=[.B10]-[.B11]" office:value-type="float" office:value="0.330958424017657" calcext:value-type="float">
            <text:p>0.33096</text:p>
          </table:table-cell>
          <table:table-cell table:style-name="ce21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8"/>
          <table:table-cell table:style-name="ce23" table:number-columns-repeated="2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Land Pattern Calculation</text:p>
          </table:table-cell>
          <table:table-cell table:style-name="ce23" table:number-columns-repeated="2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Toe_tol</text:p>
          </table:table-cell>
          <table:table-cell table:style-name="ce22" table:formula="of:=SQRT(INDIRECT(['Calculator UI'.A2]&amp;&quot;.D3&quot;)^2+INDIRECT(['Calculator UI'.A2]&amp;&quot;.C9&quot;)^2+INDIRECT(['Calculator UI'.A2]&amp;&quot;.C10&quot;)^2)" office:value-type="float" office:value="0.229128784747792" calcext:value-type="float">
            <text:p>0.22913</text:p>
          </table:table-cell>
          <table:table-cell table:style-name="ce23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Heel_tol</text:p>
          </table:table-cell>
          <table:table-cell table:style-name="ce22" table:formula="of:=SQRT(([.C8]-[.B8])^2+INDIRECT([.A2]&amp;&quot;.C9&quot;)^2+INDIRECT([.A2]&amp;&quot;.C10&quot;)^2)" office:value-type="float" office:value="0.482182538049648" calcext:value-type="float">
            <text:p>0.48218</text:p>
          </table:table-cell>
          <table:table-cell table:style-name="ce23"/>
          <table:table-cell table:style-name="ce40"/>
          <table:table-cell table:style-name="ce19" table:number-columns-repeated="2"/>
          <table:table-cell table:style-name="ce38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ide_tol</text:p>
          </table:table-cell>
          <table:table-cell table:style-name="ce22" table:formula="of:=SQRT(INDIRECT([.A2]&amp;&quot;.D4&quot;)^2+INDIRECT([.A2]&amp;&quot;.C9&quot;)^2+INDIRECT([.A2]&amp;&quot;.C10&quot;)^2)" office:value-type="float" office:value="0.229128784747792" calcext:value-type="float">
            <text:p>0.22913</text:p>
          </table:table-cell>
          <table:table-cell table:style-name="ce23"/>
          <table:table-cell table:style-name="ce40"/>
          <table:table-cell table:style-name="ce19" table:number-columns-repeated="2"/>
          <table:table-cell table:style-name="ce33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8"/>
          <table:table-cell table:style-name="ce23" table:number-columns-repeated="2"/>
          <table:table-cell table:style-name="ce40"/>
          <table:table-cell table:style-name="ce19" table:number-columns-repeated="10"/>
          <table:table-cell table:number-columns-repeated="1010"/>
        </table:table-row>
        <table:table-row table:style-name="ro1">
          <table:table-cell table:style-name="ce8"/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</text:p>
          </table:table-cell>
          <table:table-cell table:style-name="ce31" office:value-type="string" calcext:value-type="string">
            <text:p>Most Land</text:p>
          </table:table-cell>
          <table:table-cell table:style-name="ce19" table:number-columns-repeated="2"/>
          <table:table-cell table:style-name="ce33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9" office:value-type="string" calcext:value-type="string">
            <text:p>Zmax</text:p>
          </table:table-cell>
          <table:table-cell table:style-name="ce22" table:formula="of:=INDIRECT([.A2]&amp;&quot;.E3&quot;)+(2*INDIRECT([.A2]&amp;&quot;.B21&quot;))+[.B15]" office:value-type="float" office:value="2.02912878474779" calcext:value-type="float">
            <text:p>2.02913</text:p>
          </table:table-cell>
          <table:table-cell table:style-name="ce22" table:formula="of:=INDIRECT([.A2]&amp;&quot;.E3&quot;)+(2*INDIRECT([.A2]&amp;&quot;.C21&quot;))+[.B15]" office:value-type="float" office:value="2.42912878474779" calcext:value-type="float">
            <text:p>2.42913</text:p>
          </table:table-cell>
          <table:table-cell table:style-name="ce41" table:formula="of:=INDIRECT([.A2]&amp;&quot;.E3&quot;)+(2*INDIRECT([.A2]&amp;&quot;.D21&quot;))+[.B15]" office:value-type="float" office:value="2.82912878474779" calcext:value-type="float">
            <text:p>2.82913</text:p>
          </table:table-cell>
          <table:table-cell table:style-name="ce19" table:number-columns-repeated="2"/>
          <table:table-cell table:style-name="ce33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Gmin</text:p>
          </table:table-cell>
          <table:table-cell table:style-name="ce22" table:formula="of:=IF([.C8]-(2*INDIRECT([.A2]&amp;&quot;.B22&quot;))-[.B16]&lt;0.15;0.15;[.C8]-(2*INDIRECT([.A2]&amp;&quot;.B22&quot;))-[.B16])" office:value-type="float" office:value="0.652338249941524" calcext:value-type="float">
            <text:p>0.65234</text:p>
          </table:table-cell>
          <table:table-cell table:style-name="ce22" table:formula="of:=IF([.C8]-(2*INDIRECT([.A2]&amp;&quot;.C22&quot;))-[.C16]&lt;0.15;0.15;[.C8]-(2*INDIRECT([.A2]&amp;&quot;.C22&quot;))-[.B16])" office:value-type="float" office:value="0.652338249941524" calcext:value-type="float">
            <text:p>0.65234</text:p>
          </table:table-cell>
          <table:table-cell table:style-name="ce41" table:formula="of:=IF([.C8]-(2*INDIRECT([.A2]&amp;&quot;.D22&quot;))-[.B16]&lt;0.15;0.15;[.C8]-(2*INDIRECT([.A2]&amp;&quot;.D22&quot;))-[.B16])" office:value-type="float" office:value="0.652338249941524" calcext:value-type="float">
            <text:p>0.65234</text:p>
          </table:table-cell>
          <table:table-cell table:style-name="ce19" table:number-columns-repeated="2"/>
          <table:table-cell table:style-name="ce33"/>
          <table:table-cell table:style-name="ce36" table:number-columns-repeated="3"/>
          <table:table-cell table:style-name="ce19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Yref</text:p>
          </table:table-cell>
          <table:table-cell table:style-name="ce22" table:formula="of:=INDIRECT([.A2]&amp;&quot;.E4&quot;)+(2*INDIRECT([.A2]&amp;&quot;.B23&quot;))+[.B17]" office:value-type="float" office:value="0.829128784747792" calcext:value-type="float">
            <text:p>0.82913</text:p>
          </table:table-cell>
          <table:table-cell table:style-name="ce22" table:formula="of:=INDIRECT([.A2]&amp;&quot;.E4&quot;)+(2*INDIRECT([.A2]&amp;&quot;.C23&quot;))+[.B17]" office:value-type="float" office:value="0.929128784747792" calcext:value-type="float">
            <text:p>0.92913</text:p>
          </table:table-cell>
          <table:table-cell table:style-name="ce41" table:formula="of:=INDIRECT([.A2]&amp;&quot;.E4&quot;)+(2*INDIRECT([.A2]&amp;&quot;.D23&quot;))+[.B17]" office:value-type="float" office:value="1.02912878474779" calcext:value-type="float">
            <text:p>1.02913</text:p>
          </table:table-cell>
          <table:table-cell table:style-name="ce36" table:number-columns-repeated="2"/>
          <table:table-cell table:style-name="ce38"/>
          <table:table-cell table:style-name="ce36" table:number-columns-repeated="5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8"/>
          <table:table-cell table:style-name="ce23" table:number-columns-repeated="2"/>
          <table:table-cell table:style-name="ce30"/>
          <table:table-cell table:style-name="ce36" table:number-columns-repeated="2"/>
          <table:table-cell table:style-name="ce33"/>
          <table:table-cell table:style-name="ce36" table:number-columns-repeated="5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Land Pattern – Dimensions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</text:p>
          </table:table-cell>
          <table:table-cell table:style-name="ce31" office:value-type="string" calcext:value-type="string">
            <text:p>Most Land</text:p>
          </table:table-cell>
          <table:table-cell table:style-name="ce36" table:number-columns-repeated="4"/>
          <table:table-cell table:style-name="ce38" table:number-columns-repeated="2"/>
          <table:table-cell table:style-name="ce36" table:number-columns-repeated="2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22" table:formula="of:=([.B20]-[.B21])/2" office:value-type="float" office:value="0.688395267403134" calcext:value-type="float">
            <text:p>0.68840</text:p>
          </table:table-cell>
          <table:table-cell table:style-name="ce22" table:formula="of:=([.C20]-[.C21])/2" office:value-type="float" office:value="0.888395267403134" calcext:value-type="float">
            <text:p>0.88840</text:p>
          </table:table-cell>
          <table:table-cell table:style-name="ce41" table:formula="of:=([.D20]-[.D21])/2" office:value-type="float" office:value="1.08839526740313" calcext:value-type="float">
            <text:p>1.08840</text:p>
          </table:table-cell>
          <table:table-cell table:style-name="ce36" table:number-columns-repeated="2"/>
          <table:table-cell table:style-name="ce33" table:number-columns-repeated="2"/>
          <table:table-cell table:style-name="ce38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Y</text:p>
          </table:table-cell>
          <table:table-cell table:style-name="ce22" table:formula="of:=[.B22]" office:value-type="float" office:value="0.829128784747792" calcext:value-type="float">
            <text:p>0.82913</text:p>
          </table:table-cell>
          <table:table-cell table:style-name="ce22" table:formula="of:=[.C22]" office:value-type="float" office:value="0.929128784747792" calcext:value-type="float">
            <text:p>0.92913</text:p>
          </table:table-cell>
          <table:table-cell table:style-name="ce41" table:formula="of:=[.D22]" office:value-type="float" office:value="1.02912878474779" calcext:value-type="float">
            <text:p>1.02913</text:p>
          </table:table-cell>
          <table:table-cell table:style-name="ce36" table:number-columns-repeated="2"/>
          <table:table-cell table:style-name="ce38" table:number-columns-repeated="3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22" table:formula="of:=[.B20]" office:value-type="float" office:value="2.02912878474779" calcext:value-type="float">
            <text:p>2.02913</text:p>
          </table:table-cell>
          <table:table-cell table:style-name="ce22" table:formula="of:=[.C20]" office:value-type="float" office:value="2.42912878474779" calcext:value-type="float">
            <text:p>2.42913</text:p>
          </table:table-cell>
          <table:table-cell table:style-name="ce41" table:formula="of:=[.D20]" office:value-type="float" office:value="2.82912878474779" calcext:value-type="float">
            <text:p>2.82913</text:p>
          </table:table-cell>
          <table:table-cell table:style-name="ce36" table:number-columns-repeated="2"/>
          <table:table-cell table:style-name="ce38" table:number-columns-repeated="3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5" table:formula="of:=[.B27]-[.B25]" office:value-type="float" office:value="1.34073351734466" calcext:value-type="float">
            <text:p>1.34073</text:p>
          </table:table-cell>
          <table:table-cell table:style-name="ce25" table:formula="of:=[.C27]-[.C25]" office:value-type="float" office:value="1.54073351734466" calcext:value-type="float">
            <text:p>1.54073</text:p>
          </table:table-cell>
          <table:table-cell table:style-name="ce42" table:formula="of:=[.D27]-[.D25]" office:value-type="float" office:value="1.74073351734466" calcext:value-type="float">
            <text:p>1.74073</text:p>
          </table:table-cell>
          <table:table-cell table:style-name="ce36" table:number-columns-repeated="2"/>
          <table:table-cell table:style-name="ce38" table:number-columns-repeated="3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1"/>
          <table:table-cell table:style-name="ce19" table:number-columns-repeated="3"/>
          <table:table-cell table:style-name="ce36" table:number-columns-repeated="2"/>
          <table:table-cell table:style-name="ce38" table:number-columns-repeated="3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>
            <text:p>RESULTS</text:p>
          </table:table-cell>
          <table:table-cell table:style-name="ce19" table:number-columns-repeated="3"/>
          <table:table-cell table:style-name="ce37"/>
          <table:table-cell table:style-name="ce38" table:number-columns-repeated="2"/>
          <table:table-cell table:style-name="ce36" table:number-columns-repeated="2"/>
          <table:table-cell table:style-name="ce38" table:number-columns-repeated="2"/>
          <table:table-cell table:style-name="ce37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3" office:value-type="string" calcext:value-type="string">
            <text:p>Land Pattern – Rounded-off</text:p>
          </table:table-cell>
          <table:table-cell table:style-name="ce20" office:value-type="string" calcext:value-type="string">
            <text:p>Least Land</text:p>
          </table:table-cell>
          <table:table-cell table:style-name="ce20" office:value-type="string" calcext:value-type="string">
            <text:p>Nominal Land</text:p>
          </table:table-cell>
          <table:table-cell table:style-name="ce28" office:value-type="string" calcext:value-type="string">
            <text:p>Most Land</text:p>
          </table:table-cell>
          <table:table-cell table:style-name="ce38" table:number-columns-repeated="3"/>
          <table:table-cell table:style-name="ce36" table:number-columns-repeated="2"/>
          <table:table-cell table:style-name="ce38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21" table:formula="of:=ROUND([.B25]*INDIRECT([.A2]&amp;&quot;.B16&quot;);0)/INDIRECT([.A2]&amp;&quot;.B16&quot;)" office:value-type="float" office:value="0.69" calcext:value-type="float">
            <text:p>0.69</text:p>
          </table:table-cell>
          <table:table-cell table:style-name="ce21" table:formula="of:=ROUND([.C25]*INDIRECT([.A2]&amp;&quot;.B16&quot;);0)/INDIRECT([.A2]&amp;&quot;.B16&quot;)" office:value-type="float" office:value="0.89" calcext:value-type="float">
            <text:p>0.89</text:p>
          </table:table-cell>
          <table:table-cell table:style-name="ce29" table:formula="of:=ROUND([.D25]*INDIRECT([.A2]&amp;&quot;.B16&quot;);0)/INDIRECT([.A2]&amp;&quot;.B16&quot;)" office:value-type="float" office:value="1.09" calcext:value-type="float">
            <text:p>1.09</text:p>
          </table:table-cell>
          <table:table-cell table:style-name="ce36" table:number-columns-repeated="2"/>
          <table:table-cell table:style-name="ce36" office:value-type="string" calcext:value-type="string">
            <text:p><text:s/></text:p>
          </table:table-cell>
          <table:table-cell table:style-name="ce38" table:number-columns-repeated="2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Y</text:p>
          </table:table-cell>
          <table:table-cell table:style-name="ce21" table:formula="of:=ROUND([.B26]*INDIRECT([.A2]&amp;&quot;.B16&quot;);0)/INDIRECT([.A2]&amp;&quot;.B16&quot;)" office:value-type="float" office:value="0.83" calcext:value-type="float">
            <text:p>0.83</text:p>
          </table:table-cell>
          <table:table-cell table:style-name="ce21" table:formula="of:=ROUND([.C26]*INDIRECT([.A2]&amp;&quot;.B16&quot;);0)/INDIRECT([.A2]&amp;&quot;.B16&quot;)" office:value-type="float" office:value="0.93" calcext:value-type="float">
            <text:p>0.93</text:p>
          </table:table-cell>
          <table:table-cell table:style-name="ce29" table:formula="of:=ROUND([.D26]*INDIRECT([.A2]&amp;&quot;.B16&quot;);0)/INDIRECT([.A2]&amp;&quot;.B16&quot;)" office:value-type="float" office:value="1.03" calcext:value-type="float">
            <text:p>1.03</text:p>
          </table:table-cell>
          <table:table-cell table:style-name="ce36" table:number-columns-repeated="3"/>
          <table:table-cell table:style-name="ce38" table:number-columns-repeated="2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21" table:formula="of:=ROUND([.B27]*INDIRECT([.A2]&amp;&quot;.B15&quot;);0)/INDIRECT([.A2]&amp;&quot;.B15&quot;)" office:value-type="float" office:value="2.03" calcext:value-type="float">
            <text:p>2.03</text:p>
          </table:table-cell>
          <table:table-cell table:style-name="ce21" table:formula="of:=ROUND([.C27]*INDIRECT([.A2]&amp;&quot;.B15&quot;);0)/INDIRECT([.A2]&amp;&quot;.B15&quot;)" office:value-type="float" office:value="2.43" calcext:value-type="float">
            <text:p>2.43</text:p>
          </table:table-cell>
          <table:table-cell table:style-name="ce29" table:formula="of:=ROUND([.D27]*INDIRECT([.A2]&amp;&quot;.B15&quot;);0)/INDIRECT([.A2]&amp;&quot;.B15&quot;)" office:value-type="float" office:value="2.83" calcext:value-type="float">
            <text:p>2.83</text:p>
          </table:table-cell>
          <table:table-cell table:style-name="ce36" table:number-columns-repeated="3"/>
          <table:table-cell table:style-name="ce38" table:number-columns-repeated="2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6" table:formula="of:=ROUND([.B28]*INDIRECT([.A2]&amp;&quot;.B15&quot;);0)/INDIRECT([.A2]&amp;&quot;.B15&quot;)" office:value-type="float" office:value="1.34" calcext:value-type="float">
            <text:p>1.34</text:p>
          </table:table-cell>
          <table:table-cell table:style-name="ce26" table:formula="of:=ROUND([.C28]*INDIRECT([.A2]&amp;&quot;.B15&quot;);0)/INDIRECT([.A2]&amp;&quot;.B15&quot;)" office:value-type="float" office:value="1.54" calcext:value-type="float">
            <text:p>1.54</text:p>
          </table:table-cell>
          <table:table-cell table:style-name="ce32" table:formula="of:=ROUND([.D28]*INDIRECT([.A2]&amp;&quot;.B15&quot;);0)/INDIRECT([.A2]&amp;&quot;.B15&quot;)" office:value-type="float" office:value="1.74" calcext:value-type="float">
            <text:p>1.74</text:p>
          </table:table-cell>
          <table:table-cell table:style-name="ce36" table:number-columns-repeated="3"/>
          <table:table-cell table:style-name="ce33"/>
          <table:table-cell table:style-name="ce38"/>
          <table:table-cell table:style-name="ce36" table:number-columns-repeated="3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4" office:value-type="string" calcext:value-type="string">
            <text:p>Courtyard Excess</text:p>
          </table:table-cell>
          <table:table-cell table:style-name="ce27" table:formula="of:=INDIRECT([.A2]&amp;&quot;.B20&quot;)" office:value-type="float" office:value="0.12" calcext:value-type="float">
            <text:p>0.12</text:p>
          </table:table-cell>
          <table:table-cell table:style-name="ce27" table:formula="of:=INDIRECT([.A2]&amp;&quot;.C20&quot;)" office:value-type="float" office:value="0.25" calcext:value-type="float">
            <text:p>0.25</text:p>
          </table:table-cell>
          <table:table-cell table:style-name="ce43" table:formula="of:=INDIRECT([.A2]&amp;&quot;.D20&quot;)" office:value-type="float" office:value="0.5" calcext:value-type="float">
            <text:p>0.5</text:p>
          </table:table-cell>
          <table:table-cell table:style-name="ce36" table:number-columns-repeated="8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11"/>
          <table:table-cell table:style-name="ce19" table:number-columns-repeated="13"/>
          <table:table-cell table:number-columns-repeated="1010"/>
        </table:table-row>
        <table:table-row table:style-name="ro1">
          <table:table-cell table:style-name="ce15" office:value-type="string" calcext:value-type="string">
            <text:p>*Not covered by IPC-7531A/B, we are using the KiCad library conventions (KLC) or user defined.</text:p>
          </table:table-cell>
          <table:table-cell table:style-name="ce19" table:number-columns-repeated="13"/>
          <table:table-cell table:number-columns-repeated="1010"/>
        </table:table-row>
        <table:table-row table:style-name="ro1">
          <table:table-cell table:style-name="ce16" office:value-type="string" calcext:value-type="string">
            <text:p>DRAFTING SPECS*</text:p>
          </table:table-cell>
          <table:table-cell/>
          <table:table-cell table:style-name="ce19" table:number-columns-repeated="11"/>
          <table:table-cell table:number-columns-repeated="1011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 table:number-columns-repeated="2"/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table:formula="of:=INDIRECT([.A2]&amp;&quot;.B29&quot;)" office:value-type="float" office:value="0.15" calcext:value-type="float">
            <text:p>0.15</text:p>
          </table:table-cell>
          <table:table-cell table:style-name="ce34"/>
          <table:table-cell table:style-name="ce44"/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table:formula="of:=INDIRECT([.A2]&amp;&quot;.B30&quot;)" office:value-type="float" office:value="0.2" calcext:value-type="float">
            <text:p>0.2</text:p>
          </table:table-cell>
          <table:table-cell table:style-name="ce35" office:value-type="string" calcext:value-type="string">
            <text:p>Just make sure the clearance is &gt;= min</text:p>
          </table:table-cell>
          <table:table-cell table:style-name="ce44"/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Silkscreen Ref. Des.** Height</text:p>
          </table:table-cell>
          <table:table-cell table:style-name="ce29" table:formula="of:=INDIRECT([.A2]&amp;&quot;.B31&quot;)" office:value-type="float" office:value="1" calcext:value-type="float">
            <text:p>1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table:formula="of:=INDIRECT([.A2]&amp;&quot;.B32&quot;)" office:value-type="float" office:value="20" calcext:value-type="float">
            <text:p>20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/>
          <table:table-cell table:number-columns-repeated="1020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3"/>
          <table:table-cell table:number-columns-repeated="1020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table:formula="of:=INDIRECT([.A2]&amp;&quot;.B35&quot;)" office:value-type="float" office:value="0.15" calcext:value-type="float">
            <text:p>0.15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17" office:value-type="string" calcext:value-type="string">
            <text:p>Assembly Ref. Des.** Height</text:p>
          </table:table-cell>
          <table:table-cell table:style-name="ce29" table:formula="of:=INDIRECT([.A2]&amp;&quot;.B36&quot;)" office:value-type="float" office:value="1" calcext:value-type="float">
            <text:p>1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table:formula="of:=INDIRECT([.A2]&amp;&quot;.B37&quot;)" office:value-type="float" office:value="20" calcext:value-type="float">
            <text:p>20</text:p>
          </table:table-cell>
          <table:table-cell table:style-name="ce34"/>
          <table:table-cell table:style-name="ce44"/>
          <table:table-cell table:number-columns-repeated="1020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8"/>
          <table:table-cell table:number-columns-repeated="1020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8"/>
          <table:table-cell table:number-columns-repeated="1020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table:formula="of:=INDIRECT([.A2]&amp;&quot;.B40&quot;)" office:value-type="float" office:value="0.05" calcext:value-type="float">
            <text:p>0.05</text:p>
          </table:table-cell>
          <table:table-cell table:style-name="ce38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**Ref. Des. Can be inside courtyard respecting the clearance</text:p>
          </table:table-cell>
          <table:table-cell table:style-name="ce2"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 Calculations" table:style-name="ta1">
        <table:shapes>
          <draw:g draw:z-index="0">
            <draw:measure draw:style-name="gr1" draw:text-style-name="P1" svg:x1="7.2913in" svg:y1="8.8248in" svg:x2="8.6862in" svg:y2="8.8248in">
              <text:p text:style-name="P1"><text:span text:style-name="T1">G</text:span></text:p>
            </draw:measure>
            <draw:custom-shape draw:style-name="gr9" draw:text-style-name="P2" svg:width="1.3028in" svg:height="2.1626in" svg:x="5.9886in" svg:y="8.876in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svg:width="1.3024in" svg:height="2.1626in" svg:x="8.6862in" svg:y="8.876in">
              <text:p/>
              <draw:enhanced-geometry svg:viewBox="0 0 21600 21600" draw:type="rectangle" draw:enhanced-path="M 0 0 L 21600 0 21600 21600 0 21600 0 0 Z N"/>
            </draw:custom-shape>
            <draw:measure draw:style-name="gr3" draw:text-style-name="P1" svg:x1="5.9886in" svg:y1="8.5563in" svg:x2="9.9886in" svg:y2="8.5563in">
              <text:p text:style-name="P1"><text:span text:style-name="T1">Z</text:span></text:p>
            </draw:measure>
            <draw:frame draw:style-name="gr10" draw:text-style-name="P4" svg:width="3.7205in" svg:height="0.285in" svg:x="6.1283in" svg:y="7.7496in">
              <draw:text-box>
                <text:p text:style-name="P3"><text:span text:style-name="T2">Land Pattern Calculation</text:span></text:p>
              </draw:text-box>
            </draw:frame>
            <draw:measure draw:style-name="gr1" draw:text-style-name="P1" svg:x1="7.3433in" svg:y1="8.876in" svg:x2="7.3433in" svg:y2="11.0386in">
              <text:p text:style-name="P1"><text:span text:style-name="T1">Y</text:span></text:p>
            </draw:measure>
            <draw:custom-shape draw:style-name="gr11" draw:text-style-name="P2" svg:width="0.9303in" svg:height="1.8024in" svg:x="6.1748in" svg:y="9.0559in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svg:width="0.9299in" svg:height="1.8024in" svg:x="8.8724in" svg:y="9.0559in">
              <text:p/>
              <draw:enhanced-geometry svg:viewBox="0 0 21600 21600" draw:type="rectangle" draw:enhanced-path="M 0 0 L 21600 0 21600 21600 0 21600 0 0 Z N"/>
            </draw:custom-shape>
            <draw:measure draw:style-name="gr1" draw:text-style-name="P1" svg:x1="7.2917in" svg:y1="11.0409in" svg:x2="5.989in" svg:y2="11.0409in">
              <text:p text:style-name="P1"><text:span text:style-name="T1">X</text:span></text:p>
            </draw:measure>
            <draw:measure draw:style-name="gr3" draw:text-style-name="P1" svg:x1="9.3378in" svg:y1="11.3555in" svg:x2="6.6402in" svg:y2="11.3555in">
              <text:p text:style-name="P1"><text:span text:style-name="T1">O</text:span></text:p>
            </draw:measure>
          </draw:g>
          <draw:g draw:z-index="1">
            <draw:measure draw:style-name="gr1" draw:text-style-name="P1" svg:x1="7.2866in" svg:y1="6.861in" svg:x2="6.3969in" svg:y2="6.861in">
              <text:p text:style-name="P1"><text:span text:style-name="T1">T</text:span></text:p>
            </draw:measure>
            <draw:measure draw:style-name="gr1" draw:text-style-name="P1" svg:x1="7.2866in" svg:y1="5.3205in" svg:x2="9.0657in" svg:y2="5.3205in">
              <text:p text:style-name="P1"><text:span text:style-name="T1">S</text:span></text:p>
            </draw:measure>
            <draw:custom-shape draw:style-name="gr12" draw:text-style-name="P2" svg:width="0.8898in" svg:height="1.5354in" svg:x="6.3969in" svg:y="5.3205in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2" svg:width="0.8898in" svg:height="1.535in" svg:x="9.0657in" svg:y="5.3161in">
              <text:p/>
              <draw:enhanced-geometry svg:viewBox="0 0 21600 21600" draw:type="rectangle" draw:enhanced-path="M 0 0 L 21600 0 21600 21600 0 21600 0 0 Z N"/>
            </draw:custom-shape>
            <draw:measure draw:style-name="gr7" draw:text-style-name="P1" svg:x1="6.3972in" svg:y1="5.0091in" svg:x2="9.9559in" svg:y2="5.0094in">
              <text:p text:style-name="P1"><text:span text:style-name="T1">L</text:span></text:p>
            </draw:measure>
            <draw:frame draw:style-name="gr13" draw:text-style-name="P4" svg:width="3.5587in" svg:height="0.285in" svg:x="6.4409in" svg:y="4.2461in">
              <draw:text-box>
                <text:p text:style-name="P3"><text:span text:style-name="T2">Component Calculation</text:span></text:p>
              </draw:text-box>
            </draw:frame>
            <draw:measure draw:style-name="gr1" draw:text-style-name="P1" svg:x1="6.3913in" svg:y1="6.8559in" svg:x2="6.3913in" svg:y2="5.3217in">
              <text:p text:style-name="P1"><text:span text:style-name="T1">W</text:span></text:p>
            </draw:measure>
          </draw:g>
          <draw:g draw:z-index="2">
            <draw:custom-shape draw:style-name="gr14" draw:text-style-name="P2" svg:width="3.6177in" svg:height="1.7516in" svg:x="7.1398in" svg:y="0.8689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svg:width="1.8091in" svg:height="1.7516in" svg:x="8.0441in" svg:y="0.8689in">
              <text:p text:style-name="P3"><text:span text:style-name="T3">10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1" draw:text-style-name="P1" svg:x1="7.1339in" svg:y1="2.6181in" svg:x2="7.1339in" svg:y2="0.8685in">
              <text:p text:style-name="P1"><text:span text:style-name="T1">W</text:span></text:p>
            </draw:measure>
            <draw:measure draw:style-name="gr1" draw:text-style-name="P1" svg:x1="7.1398in" svg:y1="0.8638in" svg:x2="10.7575in" svg:y2="0.8638in">
              <text:p text:style-name="P1"><text:span text:style-name="T1">L</text:span></text:p>
            </draw:measure>
            <draw:measure draw:style-name="gr1" draw:text-style-name="P1" svg:x1="8.0445in" svg:y1="2.6295in" svg:x2="7.1402in" svg:y2="2.6295in">
              <text:p text:style-name="P1"><text:span text:style-name="T1">T</text:span></text:p>
            </draw:measure>
            <draw:frame draw:style-name="gr16" draw:text-style-name="P4" svg:width="3.6177in" svg:height="0.285in" svg:x="7.1398in" svg:y="-0.0063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5" table:default-cell-style-name="ce6"/>
        <table:table-column table:style-name="co2" table:default-cell-style-name="ce21"/>
        <table:table-column table:style-name="co6" table:default-cell-style-name="ce21"/>
        <table:table-column table:style-name="co6" table:default-cell-style-name="ce19"/>
        <table:table-column table:style-name="co7" table:number-columns-repeated="2" table:default-cell-style-name="ce19"/>
        <table:table-column table:style-name="co3" table:default-cell-style-name="ce19"/>
        <table:table-column table:style-name="co3" table:default-cell-style-name="ce38"/>
        <table:table-column table:style-name="co3" table:number-columns-repeated="2" table:default-cell-style-name="ce36"/>
        <table:table-column table:style-name="co3" table:number-columns-repeated="3" table:default-cell-style-name="ce19"/>
        <table:table-column table:style-name="co4" table:number-columns-repeated="2" table:default-cell-style-name="ce19"/>
        <table:table-column table:style-name="co4" table:number-columns-repeated="1009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Example Component: RCL_0603M_0201I</text:p>
          </table:table-cell>
          <table:table-cell table:style-name="Default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1"/>
          <table:table-cell table:style-name="ce36"/>
          <table:table-cell/>
          <table:table-cell table:style-name="ce19"/>
          <table:table-cell table:style-name="ce37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L (length)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table:style-name="ce21" table:formula="of:=[.C3]*2" office:value-type="float" office:value="0.06" calcext:value-type="float">
            <text:p>0.06</text:p>
          </table:table-cell>
          <table:table-cell table:style-name="ce21" table:formula="of:=[.B3]-[.C3]" office:value-type="float" office:value="0.57" calcext:value-type="float">
            <text:p>0.57</text:p>
          </table:table-cell>
          <table:table-cell table:style-name="ce29" table:formula="of:=[.B3]+[.C3]" office:value-type="float" office:value="0.63" calcext:value-type="float">
            <text:p>0.63</text:p>
          </table:table-cell>
          <table:table-cell table:number-columns-repeated="2"/>
          <table:table-cell table:style-name="ce33"/>
          <table:table-cell table:style-name="ce38" table:number-columns-repeated="2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W (width)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style-name="ce21" table:formula="of:=[.C4]*2" office:value-type="float" office:value="0.06" calcext:value-type="float">
            <text:p>0.06</text:p>
          </table:table-cell>
          <table:table-cell table:style-name="ce21" table:formula="of:=[.B4]-[.C4]" office:value-type="float" office:value="0.27" calcext:value-type="float">
            <text:p>0.27</text:p>
          </table:table-cell>
          <table:table-cell table:style-name="ce29" table:formula="of:=[.B4]+[.C4]" office:value-type="float" office:value="0.33" calcext:value-type="float">
            <text:p>0.33</text:p>
          </table:table-cell>
          <table:table-cell table:number-columns-repeated="4"/>
          <table:table-cell table:style-name="ce38" table:number-columns-repeated="2"/>
          <table:table-cell table:style-name="ce55"/>
          <table:table-cell table:number-columns-repeated="1011"/>
        </table:table-row>
        <table:table-row table:style-name="ro1">
          <table:table-cell office:value-type="string" calcext:value-type="string">
            <text:p>T (contact size)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style-name="ce21" table:formula="of:=[.C5]*2" office:value-type="float" office:value="0.1" calcext:value-type="float">
            <text:p>0.1</text:p>
          </table:table-cell>
          <table:table-cell table:style-name="ce21" table:formula="of:=[.B5]-[.C5]" office:value-type="float" office:value="0.1" calcext:value-type="float">
            <text:p>0.1</text:p>
          </table:table-cell>
          <table:table-cell table:style-name="ce29" table:formula="of:=[.B5]+[.C5]" office:value-type="float" office:value="0.2" calcext:value-type="float">
            <text:p>0.2</text:p>
          </table:table-cell>
          <table:table-cell table:number-columns-repeated="4"/>
          <table:table-cell table:style-name="ce38" table:number-columns-repeated="2"/>
          <table:table-cell table:number-columns-repeated="1012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number-columns-repeated="2"/>
          <table:table-cell table:style-name="ce21" table:number-columns-repeated="2"/>
          <table:table-cell table:style-name="ce29"/>
          <table:table-cell table:style-name="ce53"/>
          <table:table-cell table:style-name="ce44"/>
          <table:table-cell table:style-name="ce34" table:number-columns-repeated="2"/>
          <table:table-cell table:style-name="ce44" table:number-columns-repeated="2"/>
          <table:table-cell table:style-name="ce56"/>
          <table:table-cell table:style-name="ce57"/>
          <table:table-cell table:style-name="ce53"/>
          <table:table-cell table:number-columns-repeated="100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number-columns-repeated="4"/>
          <table:table-cell table:style-name="ce38" table:number-columns-repeated="2"/>
          <table:table-cell table:number-columns-repeated="1012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number-columns-repeated="4"/>
          <table:table-cell table:style-name="ce38" table:number-columns-repeated="2"/>
          <table:table-cell table:style-name="ce55"/>
          <table:table-cell table:number-columns-repeated="1011"/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float" office:value="0.05" calcext:value-type="float">
            <text:p>0.05</text:p>
          </table:table-cell>
          <table:table-cell table:formula="of:=[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number-columns-repeated="4"/>
          <table:table-cell table:style-name="ce38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Placement/Assembly</text:p>
          </table:table-cell>
          <table:table-cell office:value-type="float" office:value="0.025" calcext:value-type="float">
            <text:p>0.025</text:p>
          </table:table-cell>
          <table:table-cell table:formula="of:=[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/>
          <table:table-cell table:style-name="ce33"/>
          <table:table-cell table:number-columns-repeated="2"/>
          <table:table-cell table:style-name="ce33"/>
          <table:table-cell table:style-name="ce36"/>
          <table:table-cell table:number-columns-repeated="1012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/>
          <table:table-cell table:style-name="ce33"/>
          <table:table-cell table:number-columns-repeated="2"/>
          <table:table-cell table:style-name="ce33"/>
          <table:table-cell table:style-name="ce36"/>
          <table:table-cell table:number-columns-repeated="1012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/>
          <table:table-cell table:style-name="ce33"/>
          <table:table-cell table:number-columns-repeated="2"/>
          <table:table-cell table:style-name="ce33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Place round-off</text:p>
          </table:table-cell>
          <table:table-cell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ize round-off </text:p>
          </table:table-cell>
          <table:table-cell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Place round factor</text:p>
          </table:table-cell>
          <table:table-cell table:formula="of:=1/[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ize round factor</text:p>
          </table:table-cell>
          <table:table-cell table:formula="of:=1/[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* Components Smaller Than 1608 (EIA 0603) use 0.01 round-off</text:p>
          </table:table-cell>
          <table:table-cell table:number-columns-repeated="2"/>
          <table:table-cell table:style-name="ce21" table:number-columns-repeated="2"/>
          <table:table-cell table:style-name="ce29"/>
          <table:table-cell table:style-name="ce53" table:number-columns-repeated="2"/>
          <table:table-cell table:style-name="ce54"/>
          <table:table-cell table:style-name="ce53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  <table:table-cell table:style-name="ce36"/>
          <table:table-cell table:style-name="ce33"/>
          <table:table-cell table:number-columns-repeated="1015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ce11"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Courtyard Excess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table:style-name="ce21" office:value-type="float" office:value="0.15" calcext:value-type="float">
            <text:p>0.15</text:p>
          </table:table-cell>
          <table:table-cell table:style-name="ce23"/>
          <table:table-cell table:style-name="ce30"/>
          <table:table-cell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Toe*</text:p>
          </table:table-cell>
          <table:table-cell table:number-columns-repeated="2" office:value-type="float" office:value="0.12" calcext:value-type="float">
            <text:p>0.12</text:p>
          </table:table-cell>
          <table:table-cell table:style-name="ce21" office:value-type="float" office:value="0.12" calcext:value-type="float">
            <text:p>0.12</text:p>
          </table:table-cell>
          <table:table-cell table:style-name="ce23"/>
          <table:table-cell table:style-name="ce30"/>
          <table:table-cell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Hee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  <table:table-cell table:style-name="ce36"/>
          <table:table-cell table:style-name="ce38"/>
          <table:table-cell table:number-columns-repeated="1015"/>
        </table:table-row>
        <table:table-row table:style-name="ro1">
          <table:table-cell table:style-name="ce49" office:value-type="string" calcext:value-type="string">
            <text:p>* Toe is kept at unique <text:span text:style-name="T4">small</text:span> value for all densities to prevent tombstoning (main concern for small packages)</text:p>
          </table:table-cell>
          <table:table-cell table:style-name="ce26" table:number-columns-repeated="4"/>
          <table:table-cell table:style-name="ce32"/>
          <table:table-cell table:style-name="ce53" table:number-columns-repeated="9"/>
          <table:table-cell table:number-columns-repeated="1009"/>
        </table:table-row>
        <table:table-row table:style-name="ro1" table:number-rows-repeated="2">
          <table:table-cell table:style-name="ce19" table:number-columns-repeated="3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CALCULATIONS</text:p>
          </table:table-cell>
          <table:table-cell table:style-name="ce19" table:number-columns-repeated="2"/>
          <table:table-cell table:number-columns-repeated="4"/>
          <table:table-cell table:style-name="ce36"/>
          <table:table-cell table:style-name="ce38" table:number-columns-repeated="2"/>
          <table:table-cell table:style-name="ce36"/>
          <table:table-cell table:number-columns-repeated="1013"/>
        </table:table-row>
        <table:table-row table:style-name="ro1">
          <table:table-cell table:style-name="ce5" office:value-type="string" calcext:value-type="string">
            <text:p>Component Calculation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39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</text:p>
          </table:table-cell>
          <table:table-cell table:formula="of:=[.E3]-2*[.F5]" office:value-type="float" office:value="0.17" calcext:value-type="float">
            <text:p>0.17</text:p>
          </table:table-cell>
          <table:table-cell table:formula="of:=[.F3]-2*[.E5]" office:value-type="float" office:value="0.43" calcext:value-type="float">
            <text:p>0.43</text:p>
          </table:table-cell>
          <table:table-cell table:style-name="ce30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_realistic</text:p>
          </table:table-cell>
          <table:table-cell table:style-name="ce22" table:formula="of:=[.B29]+([.B34]/2)" office:value-type="float" office:value="0.223188542521314" calcext:value-type="float">
            <text:p>0.22319</text:p>
          </table:table-cell>
          <table:table-cell table:style-name="ce22" table:formula="of:=[.C29]-([.B34]/2)" office:value-type="float" office:value="0.376811457478686" calcext:value-type="float">
            <text:p>0.37681</text:p>
          </table:table-cell>
          <table:table-cell table:style-name="ce30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table:style-name="ce7"/>
          <table:table-cell table:number-columns-repeated="2"/>
          <table:table-cell table:style-name="ce30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_tol</text:p>
          </table:table-cell>
          <table:table-cell table:formula="of:=[.C29]-[.B29]" office:value-type="float" office:value="0.26" calcext:value-type="float">
            <text:p>0.26</text:p>
          </table:table-cell>
          <table:table-cell/>
          <table:table-cell table:style-name="ce30"/>
          <table:table-cell table:number-columns-repeated="6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_tol(RMS)</text:p>
          </table:table-cell>
          <table:table-cell table:style-name="ce22" table:formula="of:=SQRT(([.D3])^2 + 2*([.D5])^2)" office:value-type="float" office:value="0.153622914957372" calcext:value-type="float">
            <text:p>0.15362</text:p>
          </table:table-cell>
          <table:table-cell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S_tol_diff</text:p>
          </table:table-cell>
          <table:table-cell table:style-name="ce22" table:formula="of:=[.B32]-[.B33]" office:value-type="float" office:value="0.106377085042628" calcext:value-type="float">
            <text:p>0.10638</text:p>
          </table:table-cell>
          <table:table-cell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8"/>
          <table:table-cell table:style-name="ce23" table:number-columns-repeated="2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8" office:value-type="string" calcext:value-type="string">
            <text:p>Land Pattern Calculation</text:p>
          </table:table-cell>
          <table:table-cell table:style-name="ce23" table:number-columns-repeated="2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Toe_tol</text:p>
          </table:table-cell>
          <table:table-cell table:style-name="ce22" table:formula="of:=SQRT([.D3]^2+[.C9]^2+[.C10]^2)" office:value-type="float" office:value="0.126885775404495" calcext:value-type="float">
            <text:p>0.12689</text:p>
          </table:table-cell>
          <table:table-cell table:style-name="ce23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Heel_tol</text:p>
          </table:table-cell>
          <table:table-cell table:style-name="ce22" table:formula="of:=SQRT(([.C30]-[.B30])^2+[.C9]^2+[.C10]^2)" office:value-type="float" office:value="0.19" calcext:value-type="float">
            <text:p>0.19000</text:p>
          </table:table-cell>
          <table:table-cell table:style-name="ce23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Side_tol</text:p>
          </table:table-cell>
          <table:table-cell table:style-name="ce22" table:formula="of:=SQRT([.D4]^2+[.C9]^2+[.C10]^2)" office:value-type="float" office:value="0.126885775404495" calcext:value-type="float">
            <text:p>0.12689</text:p>
          </table:table-cell>
          <table:table-cell table:style-name="ce23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8"/>
          <table:table-cell table:style-name="ce23" table:number-columns-repeated="2"/>
          <table:table-cell table:style-name="ce40"/>
          <table:table-cell table:number-columns-repeated="6"/>
          <table:table-cell table:style-name="ce36"/>
          <table:table-cell table:number-columns-repeated="1013"/>
        </table:table-row>
        <table:table-row table:style-name="ro1">
          <table:table-cell table:style-name="ce8"/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</text:p>
          </table:table-cell>
          <table:table-cell table:style-name="ce31" office:value-type="string" calcext:value-type="string">
            <text:p>Most Land</text:p>
          </table:table-cell>
          <table:table-cell table:number-columns-repeated="3"/>
          <table:table-cell table:style-name="ce33"/>
          <table:table-cell table:number-columns-repeated="2"/>
          <table:table-cell table:style-name="ce36"/>
          <table:table-cell table:number-columns-repeated="1013"/>
        </table:table-row>
        <table:table-row table:style-name="ro1">
          <table:table-cell table:style-name="ce9" office:value-type="string" calcext:value-type="string">
            <text:p>Zmax</text:p>
          </table:table-cell>
          <table:table-cell table:style-name="ce22" table:formula="of:=[.E3]+(2*[.B21])+[.B37]" office:value-type="float" office:value="0.936885775404495" calcext:value-type="float">
            <text:p>0.93689</text:p>
          </table:table-cell>
          <table:table-cell table:style-name="ce22" table:formula="of:=[.E3]+(2*[.C21])+[.B37]" office:value-type="float" office:value="0.936885775404495" calcext:value-type="float">
            <text:p>0.93689</text:p>
          </table:table-cell>
          <table:table-cell table:style-name="ce41" table:formula="of:=[.E3]+(2*[.D21])+[.B37]" office:value-type="float" office:value="0.936885775404495" calcext:value-type="float">
            <text:p>0.93689</text:p>
          </table:table-cell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Gmin</text:p>
          </table:table-cell>
          <table:table-cell table:style-name="ce22" table:formula="of:=IF([.C30]-(2*[.B22])-[.B38]&lt;0.15;0.15;[.C30]-(2*[.B22])-[.B38])" office:value-type="float" office:value="0.186811457478686" calcext:value-type="float">
            <text:p>0.18681</text:p>
          </table:table-cell>
          <table:table-cell table:style-name="ce22" table:formula="of:=IF([.C30]-(2*[.C22])-[.B38]&lt;0.15;0.15;[.C30]-(2*[.C22])-[.B38])" office:value-type="float" office:value="0.186811457478686" calcext:value-type="float">
            <text:p>0.18681</text:p>
          </table:table-cell>
          <table:table-cell table:style-name="ce41" table:formula="of:=IF([.C30]-(2*[.D22])-[.B38]&lt;0.15;0.15;[.C30]-(2*[.D22])-[.B38])" office:value-type="float" office:value="0.186811457478686" calcext:value-type="float">
            <text:p>0.18681</text:p>
          </table:table-cell>
          <table:table-cell table:number-columns-repeated="3"/>
          <table:table-cell table:style-name="ce33"/>
          <table:table-cell table:number-columns-repeated="2"/>
          <table:table-cell table:style-name="ce36"/>
          <table:table-cell table:number-columns-repeated="1013"/>
        </table:table-row>
        <table:table-row table:style-name="ro1">
          <table:table-cell office:value-type="string" calcext:value-type="string">
            <text:p>Yref</text:p>
          </table:table-cell>
          <table:table-cell table:style-name="ce22" table:formula="of:=[.E4]+(2*[.B23])+[.B39]" office:value-type="float" office:value="0.296885775404495" calcext:value-type="float">
            <text:p>0.29689</text:p>
          </table:table-cell>
          <table:table-cell table:style-name="ce22" table:formula="of:=[.E4]+(2*[.C23])+[.B39]" office:value-type="float" office:value="0.396885775404495" calcext:value-type="float">
            <text:p>0.39689</text:p>
          </table:table-cell>
          <table:table-cell table:style-name="ce41" table:formula="of:=[.E4]+(2*[.D23])+[.B39]" office:value-type="float" office:value="0.496885775404495" calcext:value-type="float">
            <text:p>0.49689</text:p>
          </table:table-cell>
          <table:table-cell table:number-columns-repeated="3"/>
          <table:table-cell table:style-name="ce33"/>
          <table:table-cell table:number-columns-repeated="2"/>
          <table:table-cell table:style-name="ce36"/>
          <table:table-cell table:number-columns-repeated="1013"/>
        </table:table-row>
        <table:table-row table:style-name="ro1">
          <table:table-cell table:style-name="ce7"/>
          <table:table-cell table:style-name="ce23" table:number-columns-repeated="2"/>
          <table:table-cell table:style-name="ce30"/>
          <table:table-cell table:style-name="ce36" table:number-columns-repeated="3"/>
          <table:table-cell table:number-columns-repeated="3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Land Pattern – Dimensions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</text:p>
          </table:table-cell>
          <table:table-cell table:style-name="ce31" office:value-type="string" calcext:value-type="string">
            <text:p>Most Land</text:p>
          </table:table-cell>
          <table:table-cell table:style-name="ce36" table:number-columns-repeated="3"/>
          <table:table-cell table:style-name="ce33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table:style-name="ce22" table:formula="of:=([.B42]-[.B43])/2" office:value-type="float" office:value="0.375037158962905" calcext:value-type="float">
            <text:p>0.37504</text:p>
          </table:table-cell>
          <table:table-cell table:style-name="ce22" table:formula="of:=([.C42]-[.C43])/2" office:value-type="float" office:value="0.375037158962905" calcext:value-type="float">
            <text:p>0.37504</text:p>
          </table:table-cell>
          <table:table-cell table:style-name="ce41" table:formula="of:=([.D42]-[.D43])/2" office:value-type="float" office:value="0.375037158962905" calcext:value-type="float">
            <text:p>0.37504</text:p>
          </table:table-cell>
          <table:table-cell table:style-name="ce36" table:number-columns-repeated="3"/>
          <table:table-cell/>
          <table:table-cell table:style-name="ce37"/>
          <table:table-cell/>
          <table:table-cell table:style-name="ce38"/>
          <table:table-cell table:style-name="ce3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table:style-name="ce22" table:formula="of:=[.B44]" office:value-type="float" office:value="0.296885775404495" calcext:value-type="float">
            <text:p>0.29689</text:p>
          </table:table-cell>
          <table:table-cell table:style-name="ce22" table:formula="of:=[.C44]" office:value-type="float" office:value="0.396885775404495" calcext:value-type="float">
            <text:p>0.39689</text:p>
          </table:table-cell>
          <table:table-cell table:style-name="ce41" table:formula="of:=[.D44]" office:value-type="float" office:value="0.496885775404495" calcext:value-type="float">
            <text:p>0.49689</text:p>
          </table:table-cell>
          <table:table-cell table:style-name="ce36" table:number-columns-repeated="4"/>
          <table:table-cell/>
          <table:table-cell table:style-name="ce38" table:number-columns-repeated="2"/>
          <table:table-cell table:style-name="ce3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 table:style-name="ce22" table:formula="of:=[.B42]" office:value-type="float" office:value="0.936885775404495" calcext:value-type="float">
            <text:p>0.93689</text:p>
          </table:table-cell>
          <table:table-cell table:style-name="ce22" table:formula="of:=[.C42]" office:value-type="float" office:value="0.936885775404495" calcext:value-type="float">
            <text:p>0.93689</text:p>
          </table:table-cell>
          <table:table-cell table:style-name="ce41" table:formula="of:=[.D42]" office:value-type="float" office:value="0.936885775404495" calcext:value-type="float">
            <text:p>0.93689</text:p>
          </table:table-cell>
          <table:table-cell table:style-name="ce36" table:number-columns-repeated="3"/>
          <table:table-cell table:style-name="ce33" table:number-columns-repeated="2"/>
          <table:table-cell table:style-name="ce38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5" table:formula="of:=[.B49]-[.B47]" office:value-type="float" office:value="0.561848616441591" calcext:value-type="float">
            <text:p>0.56185</text:p>
          </table:table-cell>
          <table:table-cell table:style-name="ce25" table:formula="of:=[.C49]-[.C47]" office:value-type="float" office:value="0.561848616441591" calcext:value-type="float">
            <text:p>0.56185</text:p>
          </table:table-cell>
          <table:table-cell table:style-name="ce42" table:formula="of:=[.D49]-[.D47]" office:value-type="float" office:value="0.561848616441591" calcext:value-type="float">
            <text:p>0.56185</text:p>
          </table:table-cell>
          <table:table-cell table:style-name="ce36" table:number-columns-repeated="3"/>
          <table:table-cell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1"/>
          <table:table-cell table:style-name="ce19" table:number-columns-repeated="2"/>
          <table:table-cell/>
          <table:table-cell table:style-name="ce36" table:number-columns-repeated="3"/>
          <table:table-cell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RESULTS</text:p>
          </table:table-cell>
          <table:table-cell table:style-name="ce19" table:number-columns-repeated="2"/>
          <table:table-cell/>
          <table:table-cell table:style-name="ce36" table:number-columns-repeated="3"/>
          <table:table-cell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Land Pattern – Rounded-off</text:p>
          </table:table-cell>
          <table:table-cell table:style-name="ce20" office:value-type="string" calcext:value-type="string">
            <text:p>Least Land</text:p>
          </table:table-cell>
          <table:table-cell table:style-name="ce20" office:value-type="string" calcext:value-type="string">
            <text:p>Nominal Land</text:p>
          </table:table-cell>
          <table:table-cell table:style-name="ce28" office:value-type="string" calcext:value-type="string">
            <text:p>Most Land</text:p>
          </table:table-cell>
          <table:table-cell table:style-name="ce36" table:number-columns-repeated="3"/>
          <table:table-cell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table:formula="of:=ROUND([.B47]*[.B16];0)/[.B16]" office:value-type="float" office:value="0.38" calcext:value-type="float">
            <text:p>0.38</text:p>
          </table:table-cell>
          <table:table-cell table:formula="of:=ROUND([.C47]*[.B16];0)/[.B16]" office:value-type="float" office:value="0.38" calcext:value-type="float">
            <text:p>0.38</text:p>
          </table:table-cell>
          <table:table-cell table:style-name="ce29" table:formula="of:=ROUND([.D47]*[.B16];0)/[.B16]" office:value-type="float" office:value="0.38" calcext:value-type="float">
            <text:p>0.38</text:p>
          </table:table-cell>
          <table:table-cell table:style-name="ce36"/>
          <table:table-cell table:style-name="ce38" table:number-columns-repeated="2"/>
          <table:table-cell table:number-columns-repeated="3"/>
          <table:table-cell table:style-name="ce38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table:formula="of:=ROUND([.B48]*[.B16];0)/[.B16]" office:value-type="float" office:value="0.3" calcext:value-type="float">
            <text:p>0.3</text:p>
          </table:table-cell>
          <table:table-cell table:formula="of:=ROUND([.C48]*[.B16];0)/[.B16]" office:value-type="float" office:value="0.4" calcext:value-type="float">
            <text:p>0.4</text:p>
          </table:table-cell>
          <table:table-cell table:style-name="ce29" table:formula="of:=ROUND([.D48]*[.B16];0)/[.B16]" office:value-type="float" office:value="0.5" calcext:value-type="float">
            <text:p>0.5</text:p>
          </table:table-cell>
          <table:table-cell table:style-name="ce36"/>
          <table:table-cell table:style-name="ce37"/>
          <table:table-cell table:style-name="ce38"/>
          <table:table-cell table:number-columns-repeated="3"/>
          <table:table-cell table:style-name="ce38" table:number-columns-repeated="2"/>
          <table:table-cell table:style-name="ce37"/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 table:formula="of:=ROUND([.B49]*[.B15];0)/[.B15]" office:value-type="float" office:value="0.94" calcext:value-type="float">
            <text:p>0.94</text:p>
          </table:table-cell>
          <table:table-cell table:formula="of:=ROUND([.C49]*[.B15];0)/[.B15]" office:value-type="float" office:value="0.94" calcext:value-type="float">
            <text:p>0.94</text:p>
          </table:table-cell>
          <table:table-cell table:style-name="ce29" table:formula="of:=ROUND([.D49]*[.B15];0)/[.B15]" office:value-type="float" office:value="0.94" calcext:value-type="float">
            <text:p>0.94</text:p>
          </table:table-cell>
          <table:table-cell table:style-name="ce36"/>
          <table:table-cell table:style-name="ce38" table:number-columns-repeated="2"/>
          <table:table-cell table:number-columns-repeated="3"/>
          <table:table-cell table:style-name="ce38" table:number-columns-repeated="3"/>
          <table:table-cell table:number-columns-repeated="1011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6" table:formula="of:=ROUND([.B50]*[.B15];0)/[.B15]" office:value-type="float" office:value="0.56" calcext:value-type="float">
            <text:p>0.56</text:p>
          </table:table-cell>
          <table:table-cell table:style-name="ce26" table:formula="of:=ROUND([.C50]*[.B15];0)/[.B15]" office:value-type="float" office:value="0.56" calcext:value-type="float">
            <text:p>0.56</text:p>
          </table:table-cell>
          <table:table-cell table:style-name="ce32" table:formula="of:=ROUND([.D50]*[.B15];0)/[.B15]" office:value-type="float" office:value="0.56" calcext:value-type="float">
            <text:p>0.56</text:p>
          </table:table-cell>
          <table:table-cell table:style-name="ce36" table:number-columns-repeated="3"/>
          <table:table-cell table:style-name="ce36" office:value-type="string" calcext:value-type="string">
            <text:p><text:s/></text:p>
          </table:table-cell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 table:number-rows-repeated="2">
          <table:table-cell table:style-name="ce11"/>
          <table:table-cell table:style-name="ce19" table:number-columns-repeated="2"/>
          <table:table-cell/>
          <table:table-cell table:style-name="ce36" table:number-columns-repeated="4"/>
          <table:table-cell table:style-name="ce38"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Default"/>
          <table:table-cell table:style-name="ce19"/>
          <table:table-cell/>
          <table:table-cell table:style-name="ce36" table:number-columns-repeated="4"/>
          <table:table-cell table:style-name="ce33"/>
          <table:table-cell table:style-name="ce38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 table:number-columns-repeated="2"/>
          <table:table-cell table:style-name="ce36" table:number-columns-repeated="4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Silkscreen outline width</text:p>
          </table:table-cell>
          <table:table-cell table:style-name="ce29" office:value-type="string" calcext:value-type="string">
            <text:p>0.15 (N/A)</text:p>
          </table:table-cell>
          <table:table-cell table:style-name="ce35"/>
          <table:table-cell table:style-name="ce3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5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3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ssembly outline width*</text:p>
          </table:table-cell>
          <table:table-cell table:style-name="ce29" office:value-type="float" office:value="0.1" calcext:value-type="float">
            <text:p>0.1</text:p>
          </table:table-cell>
          <table:table-cell table:style-name="Default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8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8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8" table:number-columns-repeated="2"/>
          <table:table-cell table:number-columns-repeated="3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50" office:value-type="string" calcext:value-type="string">
            <text:p>*Keep assembly outline width at 0.1 for small parts (Smaller than1608M 0603I)</text:p>
          </table:table-cell>
          <table:table-cell table:style-name="ce2" table:number-columns-repeated="1023"/>
        </table:table-row>
        <table:table-row table:style-name="ro3">
          <table:table-cell table:style-name="ce35"/>
          <table:table-cell table:style-name="ce19" table:number-columns-repeated="2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>
          <table:table-cell table:style-name="ce19" table:number-columns-repeated="3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2">
          <table:table-cell table:style-name="Default" table:number-columns-repeated="15"/>
          <table:table-cell table:number-columns-repeated="1009"/>
        </table:table-row>
        <table:table-row table:style-name="ro4" table:number-rows-repeated="2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</table:table>
      <table:table table:name="RCL_0603M_0201I" table:style-name="ta1">
        <table:shapes>
          <draw:g draw:z-index="0">
            <draw:custom-shape draw:style-name="gr17" draw:text-style-name="P2" svg:width="3.585in" svg:height="1.7181in" svg:x="7.1539in" svg:y="1.1193in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5" svg:width="1.7925in" svg:height="1.7181in" svg:x="8.05in" svg:y="1.1193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484in" svg:y1="2.835in" svg:x2="7.1484in" svg:y2="1.1185in">
              <text:p text:style-name="P1"><text:span text:style-name="T1">W</text:span></text:p>
            </draw:measure>
            <draw:measure draw:style-name="gr1" draw:text-style-name="P1" svg:x1="7.1539in" svg:y1="1.1134in" svg:x2="10.739in" svg:y2="1.1134in">
              <text:p text:style-name="P1"><text:span text:style-name="T1">L</text:span></text:p>
            </draw:measure>
            <draw:measure draw:style-name="gr1" draw:text-style-name="P1" svg:x1="8.0504in" svg:y1="2.8465in" svg:x2="7.1547in" svg:y2="2.8465in">
              <text:p text:style-name="P1"><text:span text:style-name="T1">T</text:span></text:p>
            </draw:measure>
            <draw:frame draw:style-name="gr19" draw:text-style-name="P4" svg:width="3.585in" svg:height="0.4925in" svg:x="7.1539in" svg:y="0.2598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number-columns-repeated="15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component dimensions (mm)*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8" office:value-type="string" calcext:value-type="string" table:number-columns-spanned="17" table:number-rows-spanned="1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covered-table-cell table:number-columns-repeated="15" table:style-name="ce60"/>
          <table:covered-table-cell table:style-name="ce63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table:formula="of:=[RCL_0603M_0201I.C3]*2" office:value-type="float" office:value="0.06" calcext:value-type="float">
            <text:p>0.06</text:p>
          </table:table-cell>
          <table:table-cell table:style-name="ce21" table:formula="of:=[RCL_0603M_0201I.B3]-[RCL_0603M_0201I.C3]" office:value-type="float" office:value="0.57" calcext:value-type="float">
            <text:p>0.57</text:p>
          </table:table-cell>
          <table:table-cell table:style-name="ce29" table:formula="of:=[RCL_0603M_0201I.B3]+[RCL_0603M_0201I.C3]" office:value-type="float" office:value="0.63" calcext:value-type="float">
            <text:p>0.63</text:p>
          </table:table-cell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table:formula="of:=[RCL_0603M_0201I.C4]*2" office:value-type="float" office:value="0.06" calcext:value-type="float">
            <text:p>0.06</text:p>
          </table:table-cell>
          <table:table-cell table:style-name="ce21" table:formula="of:=[RCL_0603M_0201I.B4]-[RCL_0603M_0201I.C4]" office:value-type="float" office:value="0.27" calcext:value-type="float">
            <text:p>0.27</text:p>
          </table:table-cell>
          <table:table-cell table:style-name="ce29" table:formula="of:=[RCL_0603M_0201I.B4]+[RCL_0603M_0201I.C4]" office:value-type="float" office:value="0.33" calcext:value-type="float">
            <text:p>0.33</text:p>
          </table:table-cell>
          <table:table-cell table:style-name="ce11"/>
          <table:table-cell table:number-columns-repeated="14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0603M_0201I.C5]*2" office:value-type="float" office:value="0.1" calcext:value-type="float">
            <text:p>0.1</text:p>
          </table:table-cell>
          <table:table-cell table:style-name="ce21" table:formula="of:=[RCL_0603M_0201I.B5]-[RCL_0603M_0201I.C5]" office:value-type="float" office:value="0.1" calcext:value-type="float">
            <text:p>0.1</text:p>
          </table:table-cell>
          <table:table-cell table:style-name="ce29" table:formula="of:=[RCL_0603M_0201I.B5]+[RCL_0603M_0201I.C5]" office:value-type="float" office:value="0.2" calcext:value-type="float">
            <text:p>0.2</text:p>
          </table:table-cell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  <table:table-cell table:number-columns-repeated="14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  <table:table-cell table:number-columns-repeated="14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0603M_0201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0603M_0201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0603M_0201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0603M_0201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14"/>
        </table:table-row>
        <table:table-row table:style-name="ro1">
          <table:table-cell table:style-name="ce48" office:value-type="string" calcext:value-type="string">
            <text:p>* Components Smaller Than 1608 (EIA 0603) use 0.01 round-off</text:p>
          </table:table-cell>
          <table:table-cell table:style-name="ce21" table:number-columns-repeated="4"/>
          <table:table-cell table:style-name="ce29"/>
          <table:table-cell table:style-name="ce19"/>
          <table:table-cell table:number-columns-repeated="14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number-columns-repeated="15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number-columns-repeated="15"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0.15" calcext:value-type="float">
            <text:p>0.15</text:p>
          </table:table-cell>
          <table:table-cell table:style-name="ce23"/>
          <table:table-cell table:style-name="ce30"/>
          <table:table-cell table:number-columns-repeated="15"/>
        </table:table-row>
        <table:table-row table:style-name="ro1">
          <table:table-cell table:style-name="ce6" office:value-type="string" calcext:value-type="string">
            <text:p>Toe*</text:p>
          </table:table-cell>
          <table:table-cell table:number-columns-repeated="3" table:style-name="ce21" office:value-type="float" office:value="0.12" calcext:value-type="float">
            <text:p>0.12</text:p>
          </table:table-cell>
          <table:table-cell table:style-name="ce23"/>
          <table:table-cell table:style-name="ce30"/>
          <table:table-cell table:number-columns-repeated="15"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number-columns-repeated="15"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59"/>
          <table:table-cell table:style-name="ce30"/>
          <table:table-cell table:number-columns-repeated="15"/>
        </table:table-row>
        <table:table-row table:style-name="ro1">
          <table:table-cell table:style-name="ce49" office:value-type="string" calcext:value-type="string">
            <text:p>* Toe is kept at unique <text:span text:style-name="T4">small</text:span> value for all densities to prevent tombstoning (main concern for small packages)</text:p>
          </table:table-cell>
          <table:table-cell table:style-name="ce26" table:number-columns-repeated="4"/>
          <table:table-cell table:style-name="ce32"/>
          <table:table-cell table:number-columns-repeated="15"/>
        </table:table-row>
        <table:table-row table:style-name="ro1" table:number-rows-repeated="2">
          <table:table-cell table:style-name="ce19" table:number-columns-repeated="7"/>
          <table:table-cell table:number-columns-repeated="14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/>
          <table:table-cell table:style-name="ce19" table:number-columns-repeated="2"/>
          <table:table-cell table:style-name="ce36"/>
          <table:table-cell table:style-name="ce19" table:number-columns-repeated="2"/>
          <table:table-cell table:number-columns-repeated="14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 table:number-columns-repeated="2"/>
          <table:table-cell table:style-name="ce36"/>
          <table:table-cell table:style-name="ce19" table:number-columns-repeated="2"/>
          <table:table-cell table:number-columns-repeated="14"/>
        </table:table-row>
        <table:table-row table:style-name="ro1">
          <table:table-cell table:style-name="ce6" office:value-type="string" calcext:value-type="string">
            <text:p>Silkscreen outline width*</text:p>
          </table:table-cell>
          <table:table-cell table:style-name="ce29" office:value-type="string" calcext:value-type="string">
            <text:p>0.15 (N/A)</text:p>
          </table:table-cell>
          <table:table-cell table:style-name="ce35"/>
          <table:table-cell table:style-name="ce34"/>
          <table:table-cell table:style-name="ce19"/>
          <table:table-cell table:style-name="ce55"/>
          <table:table-cell table:style-name="ce19"/>
          <table:table-cell table:number-columns-repeated="14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5"/>
          <table:table-cell table:style-name="ce44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44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/>
          <table:table-cell table:style-name="ce19"/>
          <table:table-cell table:style-name="ce56"/>
          <table:table-cell table:style-name="ce57"/>
          <table:table-cell table:number-columns-repeated="14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/>
          <table:table-cell table:style-name="ce19"/>
          <table:table-cell table:style-name="ce61"/>
          <table:table-cell table:style-name="ce62"/>
          <table:table-cell table:number-columns-repeated="14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3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6" office:value-type="string" calcext:value-type="string">
            <text:p>Assembly outline width**</text:p>
          </table:table-cell>
          <table:table-cell table:style-name="ce29" office:value-type="float" office:value="0.1" calcext:value-type="float">
            <text:p>0.1</text:p>
          </table:table-cell>
          <table:table-cell table:style-name="ce35"/>
          <table:table-cell table:style-name="ce44"/>
          <table:table-cell table:style-name="ce19"/>
          <table:table-cell table:style-name="ce55"/>
          <table:table-cell table:style-name="ce19"/>
          <table:table-cell table:number-columns-repeated="14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44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8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8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8" table:number-columns-repeated="2"/>
          <table:table-cell table:style-name="ce19" table:number-columns-repeated="3"/>
          <table:table-cell table:number-columns-repeated="14"/>
        </table:table-row>
        <table:table-row table:style-name="ro1">
          <table:table-cell table:style-name="ce15" office:value-type="string" calcext:value-type="string">
            <text:p>*Skip Silkscreen outline for small parts (Smaller than1608M 0603I)</text:p>
          </table:table-cell>
          <table:table-cell table:number-columns-repeated="20"/>
        </table:table-row>
        <table:table-row table:style-name="ro1">
          <table:table-cell table:style-name="ce50" office:value-type="string" calcext:value-type="string">
            <text:p>**Keep assembly outline width at 0.1 for small parts (Smaller than1608M 0603I)</text:p>
          </table:table-cell>
          <table:table-cell table:style-name="ce19" table:number-columns-repeated="6"/>
          <table:table-cell table:number-columns-repeated="14"/>
        </table:table-row>
        <table:table-row table:style-name="ro3" table:number-rows-repeated="2">
          <table:table-cell table:style-name="ce19" table:number-columns-repeated="7"/>
          <table:table-cell table:number-columns-repeated="14"/>
        </table:table-row>
        <table:table-row table:style-name="ro3" table:number-rows-repeated="19">
          <table:table-cell table:number-columns-repeated="21"/>
        </table:table-row>
        <table:table-row table:style-name="ro4" table:number-rows-repeated="5">
          <table:table-cell table:number-columns-repeated="21"/>
        </table:table-row>
        <table:table-row table:style-name="ro3">
          <table:table-cell table:number-columns-repeated="21"/>
        </table:table-row>
        <table:table-row table:style-name="ro4" table:number-rows-repeated="4">
          <table:table-cell table:number-columns-repeated="21"/>
        </table:table-row>
        <table:table-row table:style-name="ro3" table:number-rows-repeated="2">
          <table:table-cell table:number-columns-repeated="21"/>
        </table:table-row>
        <table:table-row table:style-name="ro4" table:number-rows-repeated="2">
          <table:table-cell table:number-columns-repeated="21"/>
        </table:table-row>
        <table:table-row table:style-name="ro3">
          <table:table-cell table:number-columns-repeated="21"/>
        </table:table-row>
        <table:table-row table:style-name="ro4" table:number-rows-repeated="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RCL_1005M_0402I" table:style-name="ta1">
        <table:shapes>
          <draw:g draw:z-index="0">
            <draw:custom-shape draw:style-name="gr20" draw:text-style-name="P2" svg:width="3.537in" svg:height="1.7248in" svg:x="7.178in" svg:y="1.1177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5" svg:width="1.7681in" svg:height="1.7248in" svg:x="8.0626in" svg:y="1.1177in">
              <text:p text:style-name="P3"><text:span text:style-name="T3">10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1" draw:text-style-name="P1" svg:x1="7.1724in" svg:y1="2.8402in" svg:x2="7.1724in" svg:y2="1.1169in">
              <text:p text:style-name="P1"><text:span text:style-name="T1">W</text:span></text:p>
            </draw:measure>
            <draw:measure draw:style-name="gr1" draw:text-style-name="P1" svg:x1="7.178in" svg:y1="1.1118in" svg:x2="10.715in" svg:y2="1.1118in">
              <text:p text:style-name="P1"><text:span text:style-name="T1">L</text:span></text:p>
            </draw:measure>
            <draw:measure draw:style-name="gr1" draw:text-style-name="P1" svg:x1="8.0626in" svg:y1="2.8516in" svg:x2="7.1783in" svg:y2="2.8516in">
              <text:p text:style-name="P1"><text:span text:style-name="T1">T</text:span></text:p>
            </draw:measure>
            <draw:frame draw:style-name="gr22" draw:text-style-name="P4" svg:width="3.537in" svg:height="0.4827in" svg:x="7.178in" svg:y="0.2551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64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yageo.com/NewPortal/yageodocoutput?fileName=/pdf/R-Chip/PYu-RC_Group_51_RoHS_L_3.pdf" xlink:type="simple">http://www.yageo.com/NewPortal/yageodocoutput?fileName=/pdf/R-Chip/PYu-RC_Group_51_RoHS_L_3.pdf</text:a></text:p>
          </table:table-cell>
          <table:table-cell table:style-name="ce50"/>
          <table:table-cell table:style-name="ce65" table:number-columns-repeated="3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1005M_0402I.C3]*2" office:value-type="float" office:value="0.1" calcext:value-type="float">
            <text:p>0.1</text:p>
          </table:table-cell>
          <table:table-cell table:style-name="ce21" table:formula="of:=[RCL_1005M_0402I.B3]-[RCL_1005M_0402I.C3]" office:value-type="float" office:value="0.95" calcext:value-type="float">
            <text:p>0.95</text:p>
          </table:table-cell>
          <table:table-cell table:style-name="ce29" table:formula="of:=[RCL_1005M_0402I.B3]+[RCL_1005M_0402I.C3]" office:value-type="float" office:value="1.05" calcext:value-type="float">
            <text:p>1.05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1005M_0402I.C4]*2" office:value-type="float" office:value="0.1" calcext:value-type="float">
            <text:p>0.1</text:p>
          </table:table-cell>
          <table:table-cell table:style-name="ce21" table:formula="of:=[RCL_1005M_0402I.B4]-[RCL_1005M_0402I.C4]" office:value-type="float" office:value="0.45" calcext:value-type="float">
            <text:p>0.45</text:p>
          </table:table-cell>
          <table:table-cell table:style-name="ce29" table:formula="of:=[RCL_1005M_0402I.B4]+[RCL_1005M_0402I.C4]" office:value-type="float" office:value="0.55" calcext:value-type="float">
            <text:p>0.55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table:formula="of:=[RCL_1005M_0402I.C5]*2" office:value-type="float" office:value="0.2" calcext:value-type="float">
            <text:p>0.2</text:p>
          </table:table-cell>
          <table:table-cell table:style-name="ce21" table:formula="of:=[RCL_1005M_0402I.B5]-[RCL_1005M_0402I.C5]" office:value-type="float" office:value="0.15" calcext:value-type="float">
            <text:p>0.15</text:p>
          </table:table-cell>
          <table:table-cell table:style-name="ce29" table:formula="of:=[RCL_1005M_0402I.B5]+[RCL_1005M_0402I.C5]" office:value-type="float" office:value="0.35" calcext:value-type="float">
            <text:p>0.35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  <table:table-cell table:number-columns-repeated="2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  <table:table-cell table:number-columns-repeated="2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1005M_0402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1005M_0402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1005M_0402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1005M_0402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  <table:table-cell table:number-columns-repeated="2"/>
        </table:table-row>
        <table:table-row table:style-name="ro1">
          <table:table-cell table:style-name="ce48" office:value-type="string" calcext:value-type="string">
            <text:p>* Components Smaller Than 1608 (EIA 0603) use 0.01 round-off</text:p>
          </table:table-cell>
          <table:table-cell table:style-name="ce21" table:number-columns-repeated="4"/>
          <table:table-cell table:style-name="ce29"/>
          <table:table-cell table:style-name="ce19"/>
          <table:table-cell table:number-columns-repeated="2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number-columns-repeated="3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number-columns-repeated="3"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0.15" calcext:value-type="float">
            <text:p>0.15</text:p>
          </table:table-cell>
          <table:table-cell table:style-name="ce23"/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number-columns-repeated="3" table:style-name="ce21" office:value-type="float" office:value="0.15" calcext:value-type="float">
            <text:p>0.15</text:p>
          </table:table-cell>
          <table:table-cell table:style-name="ce23"/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 table:number-columns-repeated="3"/>
        </table:table-row>
        <table:table-row table:style-name="ro1">
          <table:table-cell table:style-name="ce49" office:value-type="string" calcext:value-type="string">
            <text:p>* Toe is kept at unique <text:span text:style-name="T4">small</text:span> value for all densities to prevent tombstoning (main concern for small packages)</text:p>
          </table:table-cell>
          <table:table-cell table:style-name="ce26" table:number-columns-repeated="4"/>
          <table:table-cell table:style-name="ce32"/>
          <table:table-cell table:number-columns-repeated="3"/>
        </table:table-row>
        <table:table-row table:style-name="ro1" table:number-rows-repeated="2">
          <table:table-cell table:style-name="ce19" table:number-columns-repeated="7"/>
          <table:table-cell table:number-columns-repeated="2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/>
          <table:table-cell table:style-name="ce38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Silkscreen outline width*</text:p>
          </table:table-cell>
          <table:table-cell table:style-name="ce29" office:value-type="string" calcext:value-type="string">
            <text:p>0.15 (N/A)</text:p>
          </table:table-cell>
          <table:table-cell table:style-name="ce35"/>
          <table:table-cell table:style-name="ce38" table:number-columns-repeated="2"/>
          <table:table-cell table:style-name="ce55"/>
          <table:table-cell table:style-name="ce19"/>
          <table:table-cell table:number-columns-repeated="2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5"/>
          <table:table-cell table:style-name="ce38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38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  <table:table-cell table:number-columns-repeated="2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  <table:table-cell table:number-columns-repeated="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8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Assembly outline width**</text:p>
          </table:table-cell>
          <table:table-cell table:style-name="ce29" office:value-type="float" office:value="0.1" calcext:value-type="float">
            <text:p>0.1</text:p>
          </table:table-cell>
          <table:table-cell table:style-name="ce35"/>
          <table:table-cell table:style-name="ce38" table:number-columns-repeated="2"/>
          <table:table-cell table:style-name="ce55"/>
          <table:table-cell table:style-name="ce19"/>
          <table:table-cell table:number-columns-repeated="2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33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8"/>
          <table:table-cell table:style-name="ce33"/>
          <table:table-cell table:style-name="ce36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5" office:value-type="string" calcext:value-type="string">
            <text:p>*Skip Silkscreen outline for small parts (Smaller than1608M 0603I)</text:p>
          </table:table-cell>
          <table:table-cell table:style-name="ce19" table:number-columns-repeated="6"/>
          <table:table-cell table:number-columns-repeated="2"/>
        </table:table-row>
        <table:table-row table:style-name="ro3">
          <table:table-cell table:style-name="ce50" office:value-type="string" calcext:value-type="string">
            <text:p>**Keep assembly outline width at 0.1 for small parts (Smaller than1608M 0603I)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 table:number-rows-repeated="3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 table:number-rows-repeated="3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 table:number-rows-repeated="3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 table:number-rows-repeated="1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RCL_1608M_0603I" table:style-name="ta1">
        <table:shapes>
          <draw:g draw:z-index="0">
            <draw:custom-shape draw:style-name="gr23" draw:text-style-name="P2" svg:width="3.563in" svg:height="1.7437in" svg:x="7.1768in" svg:y="1.1217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17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in" svg:x2="7.1709in" svg:y2="1.1209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4in" svg:x2="7.1768in" svg:y2="2.8744in">
              <text:p text:style-name="P1"><text:span text:style-name="T1">T</text:span></text:p>
            </draw:measure>
            <draw:frame draw:style-name="gr25" draw:text-style-name="P4" svg:width="3.563in" svg:height="0.4882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64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download.siliconexpert.com/pdfs/2014/1/23/8/19/13/986/mrt_/manual/2639gcm1885c1h100ja1623.pdf" xlink:type="simple">http://download.siliconexpert.com/pdfs/2014/1/23/8/19/13/986/mrt_/manual/2639gcm1885c1h100ja1623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table:formula="of:=[RCL_1608M_0603I.C3]*2" office:value-type="float" office:value="0.2" calcext:value-type="float">
            <text:p>0.2</text:p>
          </table:table-cell>
          <table:table-cell table:style-name="ce21" table:formula="of:=[RCL_1608M_0603I.B3]-[RCL_1608M_0603I.C3]" office:value-type="float" office:value="1.5" calcext:value-type="float">
            <text:p>1.5</text:p>
          </table:table-cell>
          <table:table-cell table:style-name="ce29" table:formula="of:=[RCL_1608M_0603I.B3]+[RCL_1608M_0603I.C3]" office:value-type="float" office:value="1.7" calcext:value-type="float">
            <text:p>1.7</text:p>
          </table:table-cell>
          <table:table-cell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table:formula="of:=[RCL_1608M_0603I.C4]*2" office:value-type="float" office:value="0.2" calcext:value-type="float">
            <text:p>0.2</text:p>
          </table:table-cell>
          <table:table-cell table:style-name="ce21" table:formula="of:=[RCL_1608M_0603I.B4]-[RCL_1608M_0603I.C4]" office:value-type="float" office:value="0.7" calcext:value-type="float">
            <text:p>0.7</text:p>
          </table:table-cell>
          <table:table-cell table:style-name="ce29" table:formula="of:=[RCL_1608M_0603I.B4]+[RCL_1608M_0603I.C4]" office:value-type="float" office:value="0.9" calcext:value-type="float">
            <text:p>0.9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table:formula="of:=[RCL_1608M_0603I.C5]*2" office:value-type="float" office:value="0.3" calcext:value-type="float">
            <text:p>0.3</text:p>
          </table:table-cell>
          <table:table-cell table:style-name="ce21" table:formula="of:=[RCL_1608M_0603I.B5]-[RCL_1608M_0603I.C5]" office:value-type="float" office:value="0.2" calcext:value-type="float">
            <text:p>0.2</text:p>
          </table:table-cell>
          <table:table-cell table:style-name="ce29" table:formula="of:=[RCL_1608M_0603I.B5]+[RCL_1608M_0603I.C5]"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/>
        </table:table-row>
        <table:table-row table:style-name="ro1">
          <table:table-cell table:style-name="ce66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1608M_0603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1608M_0603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1608M_0603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1608M_0603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3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5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5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7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5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4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8"/>
          <table:table-cell table:style-name="ce33"/>
          <table:table-cell table:style-name="ce36"/>
          <table:table-cell table:style-name="ce19"/>
          <table:table-cell/>
        </table:table-row>
        <table:table-row table:style-name="ro3">
          <table:table-cell table:style-name="ce50"/>
          <table:table-cell table:style-name="ce19" table:number-columns-repeated="5"/>
          <table:table-cell/>
        </table:table-row>
        <table:table-row table:style-name="ro3" table:number-rows-repeated="14">
          <table:table-cell table:number-columns-repeated="6"/>
          <table:table-cell table:style-name="Default"/>
        </table:table-row>
        <table:table-row table:style-name="ro4">
          <table:table-cell table:number-columns-repeated="6"/>
          <table:table-cell table:style-name="Default"/>
        </table:table-row>
        <table:table-row table:style-name="ro3" table:number-rows-repeated="2">
          <table:table-cell table:number-columns-repeated="6"/>
          <table:table-cell table:style-name="Default"/>
        </table:table-row>
        <table:table-row table:style-name="ro4">
          <table:table-cell table:number-columns-repeated="6"/>
          <table:table-cell table:style-name="Default"/>
        </table:table-row>
        <table:table-row table:style-name="ro3" table:number-rows-repeated="2">
          <table:table-cell table:number-columns-repeated="6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</table:table>
      <table:table table:name="RCL_2012M_0805I" table:style-name="ta1">
        <table:shapes>
          <draw:g draw:z-index="0">
            <draw:custom-shape draw:style-name="gr23" draw:text-style-name="P2" svg:width="3.563in" svg:height="1.7437in" svg:x="7.1768in" svg:y="1.1217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17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in" svg:x2="7.1709in" svg:y2="1.1209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4in" svg:x2="7.1768in" svg:y2="2.8744in">
              <text:p text:style-name="P1"><text:span text:style-name="T1">T</text:span></text:p>
            </draw:measure>
            <draw:frame draw:style-name="gr25" draw:text-style-name="P4" svg:width="3.563in" svg:height="0.4882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ce6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64" office:value-type="string" calcext:value-type="string">
            <text:p>Reference RCL Part</text:p>
          </table:table-cell>
          <table:table-cell table:style-name="ce68" office:value-type="string" calcext:value-type="string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L (length)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012M_0805I.C3]*2" office:value-type="float" office:value="0.4" calcext:value-type="float">
            <text:p>0.4</text:p>
          </table:table-cell>
          <table:table-cell table:style-name="ce21" table:formula="of:=[RCL_2012M_0805I.B3]-[RCL_2012M_0805I.C3]" office:value-type="float" office:value="1.8" calcext:value-type="float">
            <text:p>1.8</text:p>
          </table:table-cell>
          <table:table-cell table:style-name="ce29" table:formula="of:=[RCL_2012M_0805I.B3]+[RCL_2012M_0805I.C3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W (width)</text:p>
          </table:table-cell>
          <table:table-cell table:style-name="ce21" office:value-type="float" office:value="1.25" calcext:value-type="float">
            <text:p>1.2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012M_0805I.C4]*2" office:value-type="float" office:value="0.4" calcext:value-type="float">
            <text:p>0.4</text:p>
          </table:table-cell>
          <table:table-cell table:style-name="ce21" table:formula="of:=[RCL_2012M_0805I.B4]-[RCL_2012M_0805I.C4]" office:value-type="float" office:value="1.05" calcext:value-type="float">
            <text:p>1.05</text:p>
          </table:table-cell>
          <table:table-cell table:style-name="ce29" table:formula="of:=[RCL_2012M_0805I.B4]+[RCL_2012M_0805I.C4]" office:value-type="float" office:value="1.45" calcext:value-type="float">
            <text:p>1.45</text:p>
          </table:table-cell>
          <table:table-cell table:style-name="ce11"/>
        </table:table-row>
        <table:table-row table:style-name="ro1">
          <table:table-cell office:value-type="string" calcext:value-type="string">
            <text:p>T (contact size)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table:formula="of:=[RCL_2012M_0805I.C5]*2" office:value-type="float" office:value="0.5" calcext:value-type="float">
            <text:p>0.5</text:p>
          </table:table-cell>
          <table:table-cell table:style-name="ce21" table:formula="of:=[RCL_2012M_0805I.B5]-[RCL_2012M_0805I.C5]" office:value-type="float" office:value="0.25" calcext:value-type="float">
            <text:p>0.25</text:p>
          </table:table-cell>
          <table:table-cell table:style-name="ce29" table:formula="of:=[RCL_2012M_0805I.B5]+[RCL_2012M_0805I.C5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/>
        </table:table-row>
        <table:table-row table:style-name="ro1">
          <table:table-cell table:style-name="ce66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2012M_0805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2012M_0805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/>
        </table:table-row>
        <table:table-row table:style-name="ro1">
          <table:table-cell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/>
        </table:table-row>
        <table:table-row table:style-name="ro1">
          <table:table-cell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office:value-type="string" calcext:value-type="string">
            <text:p>Place round factor</text:p>
          </table:table-cell>
          <table:table-cell table:style-name="ce21" table:formula="of:=1/[RCL_2012M_0805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office:value-type="string" calcext:value-type="string">
            <text:p>Size round factor</text:p>
          </table:table-cell>
          <table:table-cell table:style-name="ce21" table:formula="of:=1/[RCL_2012M_0805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48"/>
          <table:table-cell table:style-name="ce21" table:number-columns-repeated="4"/>
          <table:table-cell table:style-name="ce29"/>
          <table:table-cell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/>
          <table:table-cell/>
        </table:table-row>
        <table:table-row table:style-name="ro1">
          <table:table-cell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4">
          <table:table-cell table:style-name="ce19" table:number-columns-repeated="6"/>
          <table:table-cell/>
        </table:table-row>
        <table:table-row table:style-name="ro3">
          <table:table-cell table:style-name="Default"/>
          <table:table-cell table:number-columns-repeated="5"/>
          <table:table-cell table:style-name="Default"/>
        </table:table-row>
        <table:table-row table:style-name="ro4">
          <table:table-cell table:style-name="Default"/>
          <table:table-cell table:number-columns-repeated="5"/>
          <table:table-cell table:style-name="Default"/>
        </table:table-row>
        <table:table-row table:style-name="ro3" table:number-rows-repeated="2">
          <table:table-cell table:style-name="Default"/>
          <table:table-cell table:number-columns-repeated="5"/>
          <table:table-cell table:style-name="Default"/>
        </table:table-row>
        <table:table-row table:style-name="ro4" table:number-rows-repeated="5"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 table:style-name="Default"/>
          <table:table-cell table:number-columns-repeated="5"/>
          <table:table-cell table:style-name="Default"/>
        </table:table-row>
        <table:table-row table:style-name="ro4" table:number-rows-repeated="6"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 table:style-name="Default"/>
          <table:table-cell table:number-columns-repeated="5"/>
          <table:table-cell table:style-name="Default"/>
        </table:table-row>
      </table:table>
      <table:table table:name="RCL_2550M_1020I" table:style-name="ta1">
        <table:shapes>
          <draw:g draw:z-index="0">
            <draw:custom-shape draw:style-name="gr23" draw:text-style-name="P2" svg:width="3.563in" svg:height="1.7437in" svg:x="7.1768in" svg:y="1.1217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17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in" svg:x2="7.1709in" svg:y2="1.1209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4in" svg:x2="7.1768in" svg:y2="2.8744in">
              <text:p text:style-name="P1"><text:span text:style-name="T1">T</text:span></text:p>
            </draw:measure>
            <draw:frame draw:style-name="gr25" draw:text-style-name="P4" svg:width="3.563in" svg:height="0.4882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ce6"/>
        <table:table-column table:style-name="co2" table:default-cell-style-name="ce21"/>
        <table:table-column table:style-name="co6" table:default-cell-style-name="Default"/>
        <table:table-column table:style-name="co6" table:default-cell-style-name="ce23"/>
        <table:table-column table:style-name="co7" table:default-cell-style-name="ce23"/>
        <table:table-column table:style-name="co7" table:default-cell-style-name="ce30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69" office:value-type="string" calcext:value-type="string">
            <text:p><text:a xlink:href="http://www.vishay.com/docs/52023/chp.pdf" xlink:type="simple">http://www.vishay.com/docs/52023/chp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L (length)</text:p>
          </table:table-cell>
          <table:table-cell office:value-type="float" office:value="2.5" calcext:value-type="float">
            <text:p>2.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550M_1020I.C3]*2" office:value-type="float" office:value="0.4" calcext:value-type="float">
            <text:p>0.4</text:p>
          </table:table-cell>
          <table:table-cell table:style-name="ce21" table:formula="of:=[RCL_2550M_1020I.B3]-[RCL_2550M_1020I.C3]" office:value-type="float" office:value="2.3" calcext:value-type="float">
            <text:p>2.3</text:p>
          </table:table-cell>
          <table:table-cell table:style-name="ce29" table:formula="of:=[RCL_2550M_1020I.B3]+[RCL_2550M_1020I.C3]"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W (width)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550M_1020I.C4]*2" office:value-type="float" office:value="0.4" calcext:value-type="float">
            <text:p>0.4</text:p>
          </table:table-cell>
          <table:table-cell table:style-name="ce21" table:formula="of:=[RCL_2550M_1020I.B4]-[RCL_2550M_1020I.C4]" office:value-type="float" office:value="4.8" calcext:value-type="float">
            <text:p>4.8</text:p>
          </table:table-cell>
          <table:table-cell table:style-name="ce29" table:formula="of:=[RCL_2550M_1020I.B4]+[RCL_2550M_1020I.C4]" office:value-type="float" office:value="5.2" calcext:value-type="float">
            <text:p>5.2</text:p>
          </table:table-cell>
          <table:table-cell table:style-name="ce11"/>
        </table:table-row>
        <table:table-row table:style-name="ro1">
          <table:table-cell office:value-type="string" calcext:value-type="string">
            <text:p>T (contact size)</text:p>
          </table:table-cell>
          <table:table-cell office:value-type="float" office:value="0.5" calcext:value-type="float">
            <text:p>0.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2550M_1020I.C5]*2" office:value-type="float" office:value="0.4" calcext:value-type="float">
            <text:p>0.4</text:p>
          </table:table-cell>
          <table:table-cell table:style-name="ce21" table:formula="of:=[RCL_2550M_1020I.B5]-[RCL_2550M_1020I.C5]" office:value-type="float" office:value="0.3" calcext:value-type="float">
            <text:p>0.3</text:p>
          </table:table-cell>
          <table:table-cell table:style-name="ce29" table:formula="of:=[RCL_2550M_1020I.B5]+[RCL_2550M_1020I.C5]" office:value-type="float" office:value="0.7" calcext:value-type="float">
            <text:p>0.7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/>
          <table:table-cell table:style-name="ce21" table:number-columns-repeated="3"/>
          <table:table-cell table:style-name="ce29"/>
          <table:table-cell/>
        </table:table-row>
        <table:table-row table:style-name="ro1">
          <table:table-cell table:style-name="ce7"/>
          <table:table-cell table:style-name="ce23" table:number-columns-repeated="2"/>
          <table:table-cell table:number-columns-repeated="3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float" office:value="0.05" calcext:value-type="float">
            <text:p>0.05</text:p>
          </table:table-cell>
          <table:table-cell table:style-name="ce21" table:formula="of:=[RCL_2550M_1020I.B9]*2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ement/Assembly</text:p>
          </table:table-cell>
          <table:table-cell office:value-type="float" office:value="0.025" calcext:value-type="float">
            <text:p>0.025</text:p>
          </table:table-cell>
          <table:table-cell table:style-name="ce21" table:formula="of:=[RCL_2550M_1020I.B10]*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lace round-off</text:p>
          </table:table-cell>
          <table:table-cell office:value-type="float" office:value="0.01" calcext:value-type="float">
            <text:p>0.01</text:p>
          </table:table-cell>
          <table:table-cell table:style-name="ce23"/>
          <table:table-cell table:number-columns-repeated="4"/>
        </table:table-row>
        <table:table-row table:style-name="ro1">
          <table:table-cell office:value-type="string" calcext:value-type="string">
            <text:p>Size round-off </text:p>
          </table:table-cell>
          <table:table-cell office:value-type="float" office:value="0.01" calcext:value-type="float">
            <text:p>0.01</text:p>
          </table:table-cell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Place round factor</text:p>
          </table:table-cell>
          <table:table-cell table:formula="of:=1/[RCL_2550M_1020I.B13]" office:value-type="float" office:value="100" calcext:value-type="float">
            <text:p>100</text:p>
          </table:table-cell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Size round factor</text:p>
          </table:table-cell>
          <table:table-cell table:formula="of:=1/[RCL_2550M_1020I.B14]" office:value-type="float" office:value="100" calcext:value-type="float">
            <text:p>100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67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7"/>
          <table:table-cell table:style-name="ce23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office:value-type="string" calcext:value-type="string">
            <text:p>Courtyard Excess</text:p>
          </table:table-cell>
          <table:table-cell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/>
          <table:table-cell/>
        </table:table-row>
        <table:table-row table:style-name="ro1">
          <table:table-cell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3">
          <table:table-cell table:style-name="ce19" table:number-columns-repeated="6"/>
          <table:table-cell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RCL_3216M_1206I" table:style-name="ta1">
        <table:shapes>
          <draw:g draw:z-index="0">
            <draw:custom-shape draw:style-name="gr23" draw:text-style-name="P2" svg:width="3.563in" svg:height="1.7437in" svg:x="7.1768in" svg:y="1.122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2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4in" svg:x2="7.1709in" svg:y2="1.1213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8in" svg:x2="7.1768in" svg:y2="2.8748in">
              <text:p text:style-name="P1"><text:span text:style-name="T1">T</text:span></text:p>
            </draw:measure>
            <draw:frame draw:style-name="gr25" draw:text-style-name="P4" svg:width="3.563in" svg:height="0.4882in" svg:x="7.1768in" svg:y="0.2504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3216M_1206I.C3]*2" office:value-type="float" office:value="0.4" calcext:value-type="float">
            <text:p>0.4</text:p>
          </table:table-cell>
          <table:table-cell table:style-name="ce21" table:formula="of:=[RCL_3216M_1206I.B3]-[RCL_3216M_1206I.C3]" office:value-type="float" office:value="3" calcext:value-type="float">
            <text:p>3</text:p>
          </table:table-cell>
          <table:table-cell table:style-name="ce29" table:formula="of:=[RCL_3216M_1206I.B3]+[RCL_3216M_1206I.C3]" office:value-type="float" office:value="3.4" calcext:value-type="float">
            <text:p>3.4</text:p>
          </table:table-cell>
          <table:table-cell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3216M_1206I.C4]*2" office:value-type="float" office:value="0.4" calcext:value-type="float">
            <text:p>0.4</text:p>
          </table:table-cell>
          <table:table-cell table:style-name="ce21" table:formula="of:=[RCL_3216M_1206I.B4]-[RCL_3216M_1206I.C4]" office:value-type="float" office:value="1.4" calcext:value-type="float">
            <text:p>1.4</text:p>
          </table:table-cell>
          <table:table-cell table:style-name="ce29" table:formula="of:=[RCL_3216M_1206I.B4]+[RCL_3216M_1206I.C4]" office:value-type="float" office:value="1.8" calcext:value-type="float">
            <text:p>1.8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table:formula="of:=[RCL_3216M_1206I.C5]*2" office:value-type="float" office:value="0.5" calcext:value-type="float">
            <text:p>0.5</text:p>
          </table:table-cell>
          <table:table-cell table:style-name="ce21" table:formula="of:=[RCL_3216M_1206I.B5]-[RCL_3216M_1206I.C5]" office:value-type="float" office:value="0.25" calcext:value-type="float">
            <text:p>0.25</text:p>
          </table:table-cell>
          <table:table-cell table:style-name="ce29" table:formula="of:=[RCL_3216M_1206I.B5]+[RCL_3216M_1206I.C5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3216M_1206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3216M_1206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3216M_1206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3216M_1206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/>
          <table:table-cell/>
        </table:table-row>
        <table:table-row table:style-name="ro3">
          <table:table-cell table:style-name="ce19" table:number-columns-repeated="6"/>
          <table:table-cell/>
        </table:table-row>
        <table:table-row table:style-name="ro3" table:number-rows-repeated="18">
          <table:table-cell table:number-columns-repeated="6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</table:table>
      <table:table table:name="RCL_3225M_1210I" table:style-name="ta1">
        <table:shapes>
          <draw:g draw:z-index="0">
            <draw:custom-shape draw:style-name="gr23" draw:text-style-name="P2" svg:width="3.563in" svg:height="1.7437in" svg:x="7.1768in" svg:y="1.1217in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svg:width="1.7811in" svg:height="1.7437in" svg:x="8.0677in" svg:y="1.1217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63in" svg:x2="7.1709in" svg:y2="1.1209in">
              <text:p text:style-name="P1"><text:span text:style-name="T1">W</text:span></text:p>
            </draw:measure>
            <draw:measure draw:style-name="gr1" draw:text-style-name="P1" svg:x1="7.1768in" svg:y1="1.1165in" svg:x2="10.7398in" svg:y2="1.1165in">
              <text:p text:style-name="P1"><text:span text:style-name="T1">L</text:span></text:p>
            </draw:measure>
            <draw:measure draw:style-name="gr1" draw:text-style-name="P1" svg:x1="8.0677in" svg:y1="2.8744in" svg:x2="7.1768in" svg:y2="2.8744in">
              <text:p text:style-name="P1"><text:span text:style-name="T1">T</text:span></text:p>
            </draw:measure>
            <draw:frame draw:style-name="gr25" draw:text-style-name="P4" svg:width="3.563in" svg:height="0.4882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ce6"/>
        <table:table-column table:style-name="co2" table:default-cell-style-name="ce21"/>
        <table:table-column table:style-name="co6" table:default-cell-style-name="ce36"/>
        <table:table-column table:style-name="co6" table:default-cell-style-name="ce23"/>
        <table:table-column table:style-name="co7" table:default-cell-style-name="ce23"/>
        <table:table-column table:style-name="co7" table:default-cell-style-name="ce30"/>
        <table:table-column table:style-name="co4" table:default-cell-style-name="ce19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 table:style-name="Default"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table-cell table:style-name="ce19"/>
          <table:table-cell table:style-name="Default"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L (length)</text:p>
          </table:table-cell>
          <table:table-cell office:value-type="float" office:value="3.2" calcext:value-type="float">
            <text:p>3.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3225M_1210I.C3]*2" office:value-type="float" office:value="0.4" calcext:value-type="float">
            <text:p>0.4</text:p>
          </table:table-cell>
          <table:table-cell table:style-name="ce21" table:formula="of:=[RCL_3225M_1210I.B3]-[RCL_3225M_1210I.C3]" office:value-type="float" office:value="3" calcext:value-type="float">
            <text:p>3</text:p>
          </table:table-cell>
          <table:table-cell table:style-name="ce29" table:formula="of:=[RCL_3225M_1210I.B3]+[RCL_3225M_1210I.C3]"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W (width)</text:p>
          </table:table-cell>
          <table:table-cell office:value-type="float" office:value="2.5" calcext:value-type="float">
            <text:p>2.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3225M_1210I.C4]*2" office:value-type="float" office:value="0.4" calcext:value-type="float">
            <text:p>0.4</text:p>
          </table:table-cell>
          <table:table-cell table:style-name="ce21" table:formula="of:=[RCL_3225M_1210I.B4]-[RCL_3225M_1210I.C4]" office:value-type="float" office:value="2.3" calcext:value-type="float">
            <text:p>2.3</text:p>
          </table:table-cell>
          <table:table-cell table:style-name="ce29" table:formula="of:=[RCL_3225M_1210I.B4]+[RCL_3225M_1210I.C4]" office:value-type="float" office:value="2.7" calcext:value-type="float">
            <text:p>2.7</text:p>
          </table:table-cell>
          <table:table-cell table:style-name="ce11"/>
        </table:table-row>
        <table:table-row table:style-name="ro1">
          <table:table-cell office:value-type="string" calcext:value-type="string">
            <text:p>T (contact size)</text:p>
          </table:table-cell>
          <table:table-cell office:value-type="float" office:value="0.5" calcext:value-type="float">
            <text:p>0.5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table:formula="of:=[RCL_3225M_1210I.C5]*2" office:value-type="float" office:value="0.5" calcext:value-type="float">
            <text:p>0.5</text:p>
          </table:table-cell>
          <table:table-cell table:style-name="ce21" table:formula="of:=[RCL_3225M_1210I.B5]-[RCL_3225M_1210I.C5]" office:value-type="float" office:value="0.25" calcext:value-type="float">
            <text:p>0.25</text:p>
          </table:table-cell>
          <table:table-cell table:style-name="ce29" table:formula="of:=[RCL_3225M_1210I.B5]+[RCL_3225M_1210I.C5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/>
          <table:table-cell table:style-name="ce21" table:number-columns-repeated="3"/>
          <table:table-cell table:style-name="ce29"/>
          <table:table-cell/>
        </table:table-row>
        <table:table-row table:style-name="ro1">
          <table:table-cell table:style-name="ce7"/>
          <table:table-cell table:style-name="ce23" table:number-columns-repeated="2"/>
          <table:table-cell table:number-columns-repeated="3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float" office:value="0.05" calcext:value-type="float">
            <text:p>0.05</text:p>
          </table:table-cell>
          <table:table-cell table:style-name="ce21" table:formula="of:=[RCL_3225M_1210I.B9]*2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ement/Assembly</text:p>
          </table:table-cell>
          <table:table-cell office:value-type="float" office:value="0.025" calcext:value-type="float">
            <text:p>0.025</text:p>
          </table:table-cell>
          <table:table-cell table:style-name="ce21" table:formula="of:=[RCL_3225M_1210I.B10]*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lace round-off</text:p>
          </table:table-cell>
          <table:table-cell office:value-type="float" office:value="0.01" calcext:value-type="float">
            <text:p>0.01</text:p>
          </table:table-cell>
          <table:table-cell table:style-name="ce23"/>
          <table:table-cell table:number-columns-repeated="4"/>
        </table:table-row>
        <table:table-row table:style-name="ro1">
          <table:table-cell office:value-type="string" calcext:value-type="string">
            <text:p>Size round-off </text:p>
          </table:table-cell>
          <table:table-cell office:value-type="float" office:value="0.01" calcext:value-type="float">
            <text:p>0.01</text:p>
          </table:table-cell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Place round factor</text:p>
          </table:table-cell>
          <table:table-cell table:formula="of:=1/[RCL_3225M_1210I.B13]" office:value-type="float" office:value="100" calcext:value-type="float">
            <text:p>100</text:p>
          </table:table-cell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Size round factor</text:p>
          </table:table-cell>
          <table:table-cell table:formula="of:=1/[RCL_3225M_1210I.B14]" office:value-type="float" office:value="100" calcext:value-type="float">
            <text:p>100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67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7"/>
          <table:table-cell table:style-name="ce23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 table:style-name="Default"/>
        </table:table-row>
        <table:table-row table:style-name="ro1">
          <table:table-cell office:value-type="string" calcext:value-type="string">
            <text:p>Courtyard Excess</text:p>
          </table:table-cell>
          <table:table-cell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 table:style-name="Default"/>
        </table:table-row>
        <table:table-row table:style-name="ro1" table:number-rows-repeated="2">
          <table:table-cell table:style-name="ce19" table:number-columns-repeated="6"/>
          <table:table-cell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/>
          <table:table-cell/>
        </table:table-row>
        <table:table-row table:style-name="ro1">
          <table:table-cell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/>
          <table:table-cell table:style-name="ce38" table:number-columns-repeated="2"/>
          <table:table-cell table:style-name="ce55"/>
          <table:table-cell/>
        </table:table-row>
        <table:table-row table:style-name="ro1">
          <table:table-cell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38" table:number-columns-repeated="2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/>
          <table:table-cell table:style-name="ce38" table:number-columns-repeated="2"/>
          <table:table-cell table:style-name="ce19"/>
          <table:table-cell/>
        </table:table-row>
        <table:table-row table:style-name="ro1">
          <table:table-cell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/>
          <table:table-cell table:style-name="ce38" table:number-columns-repeated="2"/>
          <table:table-cell table:style-name="ce55"/>
          <table:table-cell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38"/>
          <table:table-cell table:style-name="ce36"/>
          <table:table-cell table:style-name="ce19"/>
          <table:table-cell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7"/>
          <table:table-cell table:style-name="ce30"/>
          <table:table-cell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/>
          <table:table-cell table:style-name="ce33"/>
          <table:table-cell table:style-name="ce36"/>
          <table:table-cell table:style-name="ce19"/>
          <table:table-cell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/>
          <table:table-cell table:style-name="ce33"/>
          <table:table-cell table:style-name="ce36"/>
          <table:table-cell table:style-name="ce19"/>
          <table:table-cell/>
        </table:table-row>
        <table:table-row table:style-name="ro4">
          <table:table-cell table:style-name="ce19" table:number-columns-repeated="6"/>
          <table:table-cell/>
        </table:table-row>
      </table:table>
      <table:table table:name="RCL_4532M_1812I" table:style-name="ta1">
        <table:shapes>
          <draw:g draw:z-index="0">
            <draw:custom-shape draw:style-name="gr26" draw:text-style-name="P2" svg:width="3.563in" svg:height="1.7063in" svg:x="7.1768in" svg:y="1.1028in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5" svg:width="1.7811in" svg:height="1.7063in" svg:x="8.0677in" svg:y="1.1028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09in" svg:y1="2.8071in" svg:x2="7.1709in" svg:y2="1.1024in">
              <text:p text:style-name="P1"><text:span text:style-name="T1">W</text:span></text:p>
            </draw:measure>
            <draw:measure draw:style-name="gr1" draw:text-style-name="P1" svg:x1="7.1768in" svg:y1="1.098in" svg:x2="10.7398in" svg:y2="1.098in">
              <text:p text:style-name="P1"><text:span text:style-name="T1">L</text:span></text:p>
            </draw:measure>
            <draw:measure draw:style-name="gr1" draw:text-style-name="P1" svg:x1="8.0677in" svg:y1="2.8181in" svg:x2="7.1768in" svg:y2="2.8181in">
              <text:p text:style-name="P1"><text:span text:style-name="T1">T</text:span></text:p>
            </draw:measure>
            <draw:frame draw:style-name="gr28" draw:text-style-name="P4" svg:width="3.563in" svg:height="0.478in" svg:x="7.1768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kemet.com/kemet/web/homepage/kechome.nsf/weben/B79D94FAACCDEFCE852579F10063745E/$file/KEM_CC101_COMM_SMD.pdf" xlink:type="simple">http://www.kemet.com/kemet/web/homepage/kechome.nsf/weben/B79D94FAACCDEFCE852579F10063745E/$file/KEM_CC101_COMM_SMD.pdf</text:a></text:p>
          </table:table-cell>
          <table:table-cell table:style-name="ce19"/>
          <table:table-cell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4.5" calcext:value-type="float">
            <text:p>4.5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table:formula="of:=[RCL_4532M_1812I.C3]*2" office:value-type="float" office:value="0.6" calcext:value-type="float">
            <text:p>0.6</text:p>
          </table:table-cell>
          <table:table-cell table:style-name="ce21" table:formula="of:=[RCL_4532M_1812I.B3]-[RCL_4532M_1812I.C3]" office:value-type="float" office:value="4.2" calcext:value-type="float">
            <text:p>4.2</text:p>
          </table:table-cell>
          <table:table-cell table:style-name="ce29" table:formula="of:=[RCL_4532M_1812I.B3]+[RCL_4532M_1812I.C3]" office:value-type="float" office:value="4.8" calcext:value-type="float">
            <text:p>4.8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table:formula="of:=[RCL_4532M_1812I.C4]*2" office:value-type="float" office:value="0.6" calcext:value-type="float">
            <text:p>0.6</text:p>
          </table:table-cell>
          <table:table-cell table:style-name="ce21" table:formula="of:=[RCL_4532M_1812I.B4]-[RCL_4532M_1812I.C4]" office:value-type="float" office:value="2.9" calcext:value-type="float">
            <text:p>2.9</text:p>
          </table:table-cell>
          <table:table-cell table:style-name="ce29" table:formula="of:=[RCL_4532M_1812I.B4]+[RCL_4532M_1812I.C4]" office:value-type="float" office:value="3.5" calcext:value-type="float">
            <text:p>3.5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table:formula="of:=[RCL_4532M_1812I.C5]*2" office:value-type="float" office:value="0.7" calcext:value-type="float">
            <text:p>0.7</text:p>
          </table:table-cell>
          <table:table-cell table:style-name="ce21" table:formula="of:=[RCL_4532M_1812I.B5]-[RCL_4532M_1812I.C5]" office:value-type="float" office:value="0.25" calcext:value-type="float">
            <text:p>0.25</text:p>
          </table:table-cell>
          <table:table-cell table:style-name="ce29" table:formula="of:=[RCL_4532M_1812I.B5]+[RCL_4532M_1812I.C5]" office:value-type="float" office:value="0.95" calcext:value-type="float">
            <text:p>0.95</text:p>
          </table:table-cell>
          <table:table-cell table:style-name="ce19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4532M_1812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4532M_1812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4532M_1812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4532M_1812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/>
        </table:table-row>
        <table:table-row table:style-name="ro1" table:number-rows-repeated="2">
          <table:table-cell table:style-name="ce19" table:number-columns-repeated="7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3">
          <table:table-cell table:style-name="ce19" table:number-columns-repeated="7"/>
        </table:table-row>
        <table:table-row table:style-name="ro3" table:number-rows-repeated="104852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CL_5025M_2010I" table:style-name="ta1">
        <table:shapes>
          <draw:g draw:z-index="0">
            <draw:custom-shape draw:style-name="gr29" draw:text-style-name="P2" svg:width="3.5602in" svg:height="1.7957in" svg:x="7.1602in" svg:y="1.0988in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5" svg:width="1.7799in" svg:height="1.7957in" svg:x="8.0504in" svg:y="1.0988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539in" svg:y1="2.8921in" svg:x2="7.1539in" svg:y2="1.0976in">
              <text:p text:style-name="P1"><text:span text:style-name="T1">W</text:span></text:p>
            </draw:measure>
            <draw:measure draw:style-name="gr1" draw:text-style-name="P1" svg:x1="7.1602in" svg:y1="1.0933in" svg:x2="10.7205in" svg:y2="1.0933in">
              <text:p text:style-name="P1"><text:span text:style-name="T1">L</text:span></text:p>
            </draw:measure>
            <draw:measure draw:style-name="gr1" draw:text-style-name="P1" svg:x1="8.0504in" svg:y1="2.9043in" svg:x2="7.1602in" svg:y2="2.9043in">
              <text:p text:style-name="P1"><text:span text:style-name="T1">T</text:span></text:p>
            </draw:measure>
            <draw:frame draw:style-name="gr31" draw:text-style-name="P4" svg:width="3.5602in" svg:height="0.5028in" svg:x="7.1602in" svg:y="0.2012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www.vishay.com/docs/20008/dcrcw.pdf" xlink:type="simple">http://www.vishay.com/docs/20008/dcrcw.pdf</text:a></text:p>
          </table:table-cell>
          <table:table-cell table:style-name="ce19"/>
          <table:table-cell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table:formula="of:=[RCL_5025M_2010I.C3]*2" office:value-type="float" office:value="0.3" calcext:value-type="float">
            <text:p>0.3</text:p>
          </table:table-cell>
          <table:table-cell table:style-name="ce21" table:formula="of:=[RCL_5025M_2010I.B3]-[RCL_5025M_2010I.C3]" office:value-type="float" office:value="4.85" calcext:value-type="float">
            <text:p>4.85</text:p>
          </table:table-cell>
          <table:table-cell table:style-name="ce29" table:formula="of:=[RCL_5025M_2010I.B3]+[RCL_5025M_2010I.C3]" office:value-type="float" office:value="5.15" calcext:value-type="float">
            <text:p>5.15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table:formula="of:=[RCL_5025M_2010I.C4]*2" office:value-type="float" office:value="0.3" calcext:value-type="float">
            <text:p>0.3</text:p>
          </table:table-cell>
          <table:table-cell table:style-name="ce21" table:formula="of:=[RCL_5025M_2010I.B4]-[RCL_5025M_2010I.C4]" office:value-type="float" office:value="2.35" calcext:value-type="float">
            <text:p>2.35</text:p>
          </table:table-cell>
          <table:table-cell table:style-name="ce29" table:formula="of:=[RCL_5025M_2010I.B4]+[RCL_5025M_2010I.C4]" office:value-type="float" office:value="2.65" calcext:value-type="float">
            <text:p>2.65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5025M_2010I.C5]*2" office:value-type="float" office:value="0.4" calcext:value-type="float">
            <text:p>0.4</text:p>
          </table:table-cell>
          <table:table-cell table:style-name="ce21" table:formula="of:=[RCL_5025M_2010I.B5]-[RCL_5025M_2010I.C5]" office:value-type="float" office:value="0.4" calcext:value-type="float">
            <text:p>0.4</text:p>
          </table:table-cell>
          <table:table-cell table:style-name="ce29" table:formula="of:=[RCL_5025M_2010I.B5]+[RCL_5025M_2010I.C5]" office:value-type="float" office:value="0.8" calcext:value-type="float">
            <text:p>0.8</text:p>
          </table:table-cell>
          <table:table-cell table:style-name="ce19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5025M_2010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5025M_2010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5025M_2010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5025M_2010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/>
        </table:table-row>
        <table:table-row table:style-name="ro1" table:number-rows-repeated="2">
          <table:table-cell table:style-name="ce19" table:number-columns-repeated="7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3">
          <table:table-cell table:style-name="ce19" table:number-columns-repeated="7"/>
        </table:table-row>
        <table:table-row table:style-name="ro3" table:number-rows-repeated="104852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CL_5750M_2220I" table:style-name="ta1">
        <table:shapes>
          <draw:g draw:z-index="0">
            <draw:custom-shape draw:style-name="gr29" draw:text-style-name="P2" svg:width="3.563in" svg:height="1.7858in" svg:x="7.1791in" svg:y="1.102in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5" svg:width="1.7811in" svg:height="1.7858in" svg:x="8.0701in" svg:y="1.102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732in" svg:y1="2.8854in" svg:x2="7.1732in" svg:y2="1.1008in">
              <text:p text:style-name="P1"><text:span text:style-name="T1">W</text:span></text:p>
            </draw:measure>
            <draw:measure draw:style-name="gr1" draw:text-style-name="P1" svg:x1="7.1791in" svg:y1="1.0965in" svg:x2="10.7421in" svg:y2="1.0965in">
              <text:p text:style-name="P1"><text:span text:style-name="T1">L</text:span></text:p>
            </draw:measure>
            <draw:measure draw:style-name="gr1" draw:text-style-name="P1" svg:x1="8.0701in" svg:y1="2.8976in" svg:x2="7.1791in" svg:y2="2.8976in">
              <text:p text:style-name="P1"><text:span text:style-name="T1">T</text:span></text:p>
            </draw:measure>
            <draw:frame draw:style-name="gr32" draw:text-style-name="P4" svg:width="3.563in" svg:height="0.5in" svg:x="7.1791in" svg:y="0.2091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://product.tdk.com/en/catalog/datasheets/mlcc_automotive_midvoltage_en.pdf" xlink:type="simple">http://product.tdk.com/en/catalog/datasheets/mlcc_automotive_midvoltage_en.pdf</text:a></text:p>
          </table:table-cell>
          <table:table-cell table:style-name="ce19"/>
          <table:table-cell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table:formula="of:=[RCL_5750M_2220I.C3]*2" office:value-type="float" office:value="0.8" calcext:value-type="float">
            <text:p>0.8</text:p>
          </table:table-cell>
          <table:table-cell table:style-name="ce21" table:formula="of:=[RCL_5750M_2220I.B3]-[RCL_5750M_2220I.C3]" office:value-type="float" office:value="5.3" calcext:value-type="float">
            <text:p>5.3</text:p>
          </table:table-cell>
          <table:table-cell table:style-name="ce29" table:formula="of:=[RCL_5750M_2220I.B3]+[RCL_5750M_2220I.C3]" office:value-type="float" office:value="6.1" calcext:value-type="float">
            <text:p>6.1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table:formula="of:=[RCL_5750M_2220I.C4]*2" office:value-type="float" office:value="0.8" calcext:value-type="float">
            <text:p>0.8</text:p>
          </table:table-cell>
          <table:table-cell table:style-name="ce21" table:formula="of:=[RCL_5750M_2220I.B4]-[RCL_5750M_2220I.C4]" office:value-type="float" office:value="4.6" calcext:value-type="float">
            <text:p>4.6</text:p>
          </table:table-cell>
          <table:table-cell table:style-name="ce29" table:formula="of:=[RCL_5750M_2220I.B4]+[RCL_5750M_2220I.C4]" office:value-type="float" office:value="5.4" calcext:value-type="float">
            <text:p>5.4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table:formula="of:=[RCL_5750M_2220I.C5]*2" office:value-type="float" office:value="0.8" calcext:value-type="float">
            <text:p>0.8</text:p>
          </table:table-cell>
          <table:table-cell table:style-name="ce21" table:formula="of:=[RCL_5750M_2220I.B5]-[RCL_5750M_2220I.C5]" office:value-type="float" office:value="0.2" calcext:value-type="float">
            <text:p>0.2</text:p>
          </table:table-cell>
          <table:table-cell table:style-name="ce29" table:formula="of:=[RCL_5750M_2220I.B5]+[RCL_5750M_2220I.C5]" office:value-type="float" office:value="1" calcext:value-type="float">
            <text:p>1</text:p>
          </table:table-cell>
          <table:table-cell table:style-name="ce19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5750M_2220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5750M_2220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5750M_2220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5750M_2220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/>
        </table:table-row>
        <table:table-row table:style-name="ro1" table:number-rows-repeated="2">
          <table:table-cell table:style-name="ce19" table:number-columns-repeated="7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3">
          <table:table-cell table:style-name="ce19" table:number-columns-repeated="7"/>
        </table:table-row>
        <table:table-row table:style-name="ro3" table:number-rows-repeated="104852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CL_6332M_2512I" table:style-name="ta1">
        <table:shapes>
          <draw:g draw:z-index="0">
            <draw:custom-shape draw:style-name="gr29" draw:text-style-name="P2" svg:width="3.5965in" svg:height="1.7382in" svg:x="7.1642in" svg:y="1.1193in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5" svg:width="1.798in" svg:height="1.7382in" svg:x="8.0634in" svg:y="1.1193in">
              <text:p text:style-name="P3"><text:span text:style-name="T3">103</text:span></text:p>
              <draw:enhanced-geometry svg:viewBox="0 0 21600 21600" draw:type="rectangle" draw:enhanced-path="M 0 0 L 21600 0 21600 21600 0 21600 0 0 Z N"/>
            </draw:custom-shape>
            <draw:measure draw:style-name="gr1" draw:text-style-name="P1" svg:x1="7.1583in" svg:y1="2.8551in" svg:x2="7.1583in" svg:y2="1.1181in">
              <text:p text:style-name="P1"><text:span text:style-name="T1">W</text:span></text:p>
            </draw:measure>
            <draw:measure draw:style-name="gr1" draw:text-style-name="P1" svg:x1="7.1642in" svg:y1="1.1138in" svg:x2="10.7606in" svg:y2="1.1138in">
              <text:p text:style-name="P1"><text:span text:style-name="T1">L</text:span></text:p>
            </draw:measure>
            <draw:measure draw:style-name="gr1" draw:text-style-name="P1" svg:x1="8.0634in" svg:y1="2.8669in" svg:x2="7.1642in" svg:y2="2.8669in">
              <text:p text:style-name="P1"><text:span text:style-name="T1">T</text:span></text:p>
            </draw:measure>
            <draw:frame draw:style-name="gr33" draw:text-style-name="P4" svg:width="3.5965in" svg:height="0.487in" svg:x="7.1642in" svg:y="0.25in">
              <draw:text-box>
                <text:p text:style-name="P3"><text:span text:style-name="T2">Manufacturer Component Dimensions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table:style-name="ce45" office:value-type="string" calcext:value-type="string">
            <text:p>Component Data</text:p>
          </table:table-cell>
          <table:table-cell table:style-name="ce51" office:value-type="string" calcext:value-type="string">
            <text:p>*component dimensions in mm</text:p>
          </table:table-cell>
          <table:table-cell/>
          <table:table-cell table:style-name="ce11" office:value-type="string" calcext:value-type="string">
            <text:p>Reference RCL Part</text:p>
          </table:table-cell>
          <table:table-cell table:style-name="ce50" office:value-type="string" calcext:value-type="string">
            <text:p><text:a xlink:href="https://www.avx.com/docs/Catalogs/lr21-63.pdf" xlink:type="simple">https://www.avx.com/docs/Catalogs/lr21-63.pdf</text:a></text:p>
          </table:table-cell>
          <table:table-cell table:style-name="ce19"/>
          <table:table-cell/>
        </table:table-row>
        <table:table-row table:style-name="ro1">
          <table:table-cell table:style-name="ce46" office:value-type="string" calcext:value-type="string">
            <text:p>Component Dimensions* (mm)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Tolerance (+/-)</text:p>
          </table:table-cell>
          <table:table-cell table:style-name="ce20" office:value-type="string" calcext:value-type="string">
            <text:p>Absolute Tolerance</text:p>
          </table:table-cell>
          <table:table-cell table:style-name="ce20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L (length)</text:p>
          </table:table-cell>
          <table:table-cell table:style-name="ce21" office:value-type="float" office:value="6.3" calcext:value-type="float">
            <text:p>6.3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6332M_2512I.C3]*2" office:value-type="float" office:value="0.4" calcext:value-type="float">
            <text:p>0.4</text:p>
          </table:table-cell>
          <table:table-cell table:style-name="ce21" table:formula="of:=[RCL_6332M_2512I.B3]-[RCL_6332M_2512I.C3]" office:value-type="float" office:value="6.1" calcext:value-type="float">
            <text:p>6.1</text:p>
          </table:table-cell>
          <table:table-cell table:style-name="ce29" table:formula="of:=[RCL_6332M_2512I.B3]+[RCL_6332M_2512I.C3]" office:value-type="float" office:value="6.5" calcext:value-type="float">
            <text:p>6.5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W (width)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6332M_2512I.C4]*2" office:value-type="float" office:value="0.4" calcext:value-type="float">
            <text:p>0.4</text:p>
          </table:table-cell>
          <table:table-cell table:style-name="ce21" table:formula="of:=[RCL_6332M_2512I.B4]-[RCL_6332M_2512I.C4]" office:value-type="float" office:value="3" calcext:value-type="float">
            <text:p>3</text:p>
          </table:table-cell>
          <table:table-cell table:style-name="ce29" table:formula="of:=[RCL_6332M_2512I.B4]+[RCL_6332M_2512I.C4]" office:value-type="float" office:value="3.4" calcext:value-type="float">
            <text:p>3.4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T (contact size)</text:p>
          </table:table-cell>
          <table:table-cell table:style-name="ce21" office:value-type="float" office:value="0.45" calcext:value-type="float">
            <text:p>0.45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table:formula="of:=[RCL_6332M_2512I.C5]*2" office:value-type="float" office:value="0.4" calcext:value-type="float">
            <text:p>0.4</text:p>
          </table:table-cell>
          <table:table-cell table:style-name="ce21" table:formula="of:=[RCL_6332M_2512I.B5]-[RCL_6332M_2512I.C5]" office:value-type="float" office:value="0.25" calcext:value-type="float">
            <text:p>0.25</text:p>
          </table:table-cell>
          <table:table-cell table:style-name="ce29" table:formula="of:=[RCL_6332M_2512I.B5]+[RCL_6332M_2512I.C5]" office:value-type="float" office:value="0.65" calcext:value-type="float">
            <text:p>0.65</text:p>
          </table:table-cell>
          <table:table-cell table:style-name="ce19"/>
        </table:table-row>
        <table:table-row table:style-name="ro1">
          <table:table-cell table:style-name="ce47" office:value-type="string" calcext:value-type="string">
            <text:p>* Please note that height does not currently affect the land pattern calculations (so we have not included it).</text:p>
          </table:table-cell>
          <table:table-cell table:style-name="ce21" table:number-columns-repeated="4"/>
          <table:table-cell table:style-name="ce29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 table:style-name="ce53"/>
        </table:table-row>
        <table:table-row table:style-name="ro1">
          <table:table-cell table:style-name="ce8" office:value-type="string" calcext:value-type="string">
            <text:p>Manufacturing</text:p>
          </table:table-cell>
          <table:table-cell table:style-name="ce24" office:value-type="string" calcext:value-type="string">
            <text:p>Tolerance (+/-)</text:p>
          </table:table-cell>
          <table:table-cell table:style-name="ce24" office:value-type="string" calcext:value-type="string">
            <text:p>Absolute Tolerance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Fabricati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formula="of:=[RCL_6332M_2512I.B9]*2" office:value-type="float" office:value="0.1" calcext:value-type="float">
            <text:p>0.1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ment/Assembly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table:formula="of:=[RCL_6332M_2512I.B10]*2" office:value-type="float" office:value="0.05" calcext:value-type="float">
            <text:p>0.05</text:p>
          </table:table-cell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8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8" office:value-type="string" calcext:value-type="string">
            <text:p>Round-off values *</text:p>
          </table:table-cell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-off</text:p>
          </table:table-cell>
          <table:table-cell table:style-name="ce21" office:value-type="float" office:value="0.01" calcext:value-type="float">
            <text:p>0.01</text:p>
          </table:table-cell>
          <table:table-cell table:style-name="ce23" table:number-columns-repeated="3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-off </text:p>
          </table:table-cell>
          <table:table-cell table:style-name="ce21" office:value-type="float" office:value="0.01" calcext:value-type="float">
            <text:p>0.01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Place round factor</text:p>
          </table:table-cell>
          <table:table-cell table:style-name="ce21" table:formula="of:=1/[RCL_6332M_2512I.B13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" office:value-type="string" calcext:value-type="string">
            <text:p>Size round factor</text:p>
          </table:table-cell>
          <table:table-cell table:style-name="ce21" table:formula="of:=1/[RCL_6332M_2512I.B14]" office:value-type="float" office:value="100" calcext:value-type="float">
            <text:p>100</text:p>
          </table:table-cell>
          <table:table-cell table:style-name="ce52"/>
          <table:table-cell table:style-name="ce23" table:number-columns-repeated="2"/>
          <table:table-cell table:style-name="ce30"/>
          <table:table-cell table:style-name="ce19"/>
        </table:table-row>
        <table:table-row table:style-name="ro1">
          <table:table-cell table:style-name="ce67"/>
          <table:table-cell table:style-name="ce23" table:number-columns-repeated="4"/>
          <table:table-cell table:style-name="ce30"/>
          <table:table-cell table:style-name="ce19"/>
        </table:table-row>
        <table:table-row table:style-name="ro1">
          <table:table-cell table:style-name="ce7"/>
          <table:table-cell table:style-name="ce23" table:number-columns-repeated="4"/>
          <table:table-cell table:style-name="ce30"/>
          <table:table-cell/>
        </table:table-row>
        <table:table-row table:style-name="ro1">
          <table:table-cell table:style-name="ce8" office:value-type="string" calcext:value-type="string">
            <text:p>Density Level</text:p>
          </table:table-cell>
          <table:table-cell table:style-name="ce24" office:value-type="string" calcext:value-type="string">
            <text:p>Least Land</text:p>
          </table:table-cell>
          <table:table-cell table:style-name="ce24" office:value-type="string" calcext:value-type="string">
            <text:p>Nominal Land </text:p>
          </table:table-cell>
          <table:table-cell table:style-name="ce24" office:value-type="string" calcext:value-type="string">
            <text:p>Most Land </text:p>
          </table:table-cell>
          <table:table-cell table:style-name="ce24"/>
          <table:table-cell table:style-name="ce31"/>
          <table:table-cell/>
        </table:table-row>
        <table:table-row table:style-name="ro1">
          <table:table-cell table:style-name="ce6" office:value-type="string" calcext:value-type="string">
            <text:p>Courtyard Excess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5" calcext:value-type="float">
            <text:p>0.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Toe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Heel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6" office:value-type="string" calcext:value-type="string">
            <text:p>Side</text:p>
          </table:table-cell>
          <table:table-cell table:style-name="ce21" office:value-type="float" office:value="-0.05" calcext:value-type="float">
            <text:p>-0.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" calcext:value-type="float">
            <text:p>0.05</text:p>
          </table:table-cell>
          <table:table-cell table:style-name="ce23"/>
          <table:table-cell table:style-name="ce30"/>
          <table:table-cell/>
        </table:table-row>
        <table:table-row table:style-name="ro1">
          <table:table-cell table:style-name="ce49"/>
          <table:table-cell table:style-name="ce26" table:number-columns-repeated="4"/>
          <table:table-cell table:style-name="ce32"/>
          <table:table-cell/>
        </table:table-row>
        <table:table-row table:style-name="ro1" table:number-rows-repeated="2">
          <table:table-cell table:style-name="ce19" table:number-columns-repeated="7"/>
        </table:table-row>
        <table:table-row table:style-name="ro1">
          <table:table-cell table:style-name="ce16" office:value-type="string" calcext:value-type="string">
            <text:p>DRAFTING SPECS</text:p>
          </table:table-cell>
          <table:table-cell table:style-name="ce15"/>
          <table:table-cell table:style-name="ce19"/>
          <table:table-cell table:style-name="ce37"/>
          <table:table-cell table:style-name="ce36"/>
          <table:table-cell table:style-name="ce19" table:number-columns-repeated="2"/>
        </table:table-row>
        <table:table-row table:style-name="ro1">
          <table:table-cell table:style-name="ce5" office:value-type="string" calcext:value-type="string">
            <text:p>Drafting – Assembly</text:p>
          </table:table-cell>
          <table:table-cell table:style-name="ce28"/>
          <table:table-cell table:style-name="ce38" table:number-columns-repeated="2"/>
          <table:table-cell table:style-name="ce36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6" office:value-type="string" calcext:value-type="string">
            <text:p>Silkscreen min clearance</text:p>
          </table:table-cell>
          <table:table-cell table:style-name="ce29" office:value-type="float" office:value="0.2" calcext:value-type="float">
            <text:p>0.2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Silkscreen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Silkscreen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44" table:number-columns-repeated="2"/>
          <table:table-cell table:style-name="ce56"/>
          <table:table-cell table:style-name="ce57"/>
        </table:table-row>
        <table:table-row table:style-name="ro1">
          <table:table-cell table:style-name="ce8"/>
          <table:table-cell table:style-name="ce30"/>
          <table:table-cell table:style-name="ce36"/>
          <table:table-cell table:style-name="ce38" table:number-columns-repeated="2"/>
          <table:table-cell table:style-name="ce61"/>
          <table:table-cell table:style-name="ce62"/>
        </table:table-row>
        <table:table-row table:style-name="ro1">
          <table:table-cell table:style-name="ce8" office:value-type="string" calcext:value-type="string">
            <text:p>Drafting – Assembly</text:p>
          </table:table-cell>
          <table:table-cell table:style-name="ce31"/>
          <table:table-cell table:style-name="ce36"/>
          <table:table-cell table:style-name="ce38" table:number-columns-repeated="2"/>
          <table:table-cell table:style-name="ce19" table:number-columns-repeated="2"/>
        </table:table-row>
        <table:table-row table:style-name="ro1">
          <table:table-cell table:style-name="ce6" office:value-type="string" calcext:value-type="string">
            <text:p>Assembly outline width</text:p>
          </table:table-cell>
          <table:table-cell table:style-name="ce29" office:value-type="float" office:value="0.15" calcext:value-type="float">
            <text:p>0.15</text:p>
          </table:table-cell>
          <table:table-cell table:style-name="ce36"/>
          <table:table-cell table:style-name="ce38" table:number-columns-repeated="2"/>
          <table:table-cell table:style-name="ce55"/>
          <table:table-cell table:style-name="ce19"/>
        </table:table-row>
        <table:table-row table:style-name="ro1">
          <table:table-cell table:style-name="ce17" office:value-type="string" calcext:value-type="string">
            <text:p>Assembly Ref. Des. Height</text:p>
          </table:table-cell>
          <table:table-cell table:style-name="ce29" office:value-type="float" office:value="1" calcext:value-type="float">
            <text:p>1</text:p>
          </table:table-cell>
          <table:table-cell table:style-name="ce36"/>
          <table:table-cell table:style-name="ce38"/>
          <table:table-cell table:style-name="ce36"/>
          <table:table-cell table:style-name="ce19" table:number-columns-repeated="2"/>
        </table:table-row>
        <table:table-row table:style-name="ro1">
          <table:table-cell table:style-name="ce17" office:value-type="string" calcext:value-type="string">
            <text:p>Assembly Ref. Des. Width (%)</text:p>
          </table:table-cell>
          <table:table-cell table:style-name="ce29" office:value-type="float" office:value="20" calcext:value-type="float">
            <text:p>20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7"/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8" office:value-type="string" calcext:value-type="string">
            <text:p>Drafting – Courtyard</text:p>
          </table:table-cell>
          <table:table-cell table:style-name="ce30"/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1">
          <table:table-cell table:style-name="ce10" office:value-type="string" calcext:value-type="string">
            <text:p>Courtyard outline width</text:p>
          </table:table-cell>
          <table:table-cell table:style-name="ce32" office:value-type="float" office:value="0.05" calcext:value-type="float">
            <text:p>0.05</text:p>
          </table:table-cell>
          <table:table-cell table:style-name="ce36"/>
          <table:table-cell table:style-name="ce33"/>
          <table:table-cell table:style-name="ce36"/>
          <table:table-cell table:style-name="ce19" table:number-columns-repeated="2"/>
        </table:table-row>
        <table:table-row table:style-name="ro3">
          <table:table-cell table:style-name="ce19" table:number-columns-repeated="7"/>
        </table:table-row>
        <table:table-row table:style-name="ro3" table:number-rows-repeated="1048528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39">
      <number:number number:decimal-places="3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0" number:min-integer-digits="4"/>
    </number:number-style>
    <number:number-style style:name="N142">
      <number:number number:decimal-places="0" number:min-integer-digits="2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9:15:14.320531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or" style:display-name="PageStyle_Calcul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1:34:58.196000000</meta:creation-date>
    <dc:date>2016-06-07T09:31:23.009679891</dc:date>
    <meta:editing-duration>P1DT10H2S</meta:editing-duration>
    <meta:editing-cycles>52</meta:editing-cycles>
    <meta:generator>LibreOffice/4.2.8.2$Linux_X86_64 LibreOffice_project/420m0$Build-2</meta:generator>
    <dc:creator>camilo </dc:creator>
    <meta:document-statistic meta:table-count="13" meta:cell-count="1243" meta:object-count="16"/>
  </office:meta>
</office:document-meta>
</file>